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ymbol" svg:font-family="Symbo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79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45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3.44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2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48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63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03cm" svg:stroke-color="#000000" draw:stroke-linejoin="miter" svg:stroke-linecap="butt" draw:fill="solid" draw:fill-color="#000000" fo:padding-top="0.001cm" fo:padding-bottom="0.001cm" fo:padding-left="0.001cm" fo:padding-right="0.001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88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9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74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52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16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63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0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7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90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1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4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96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3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7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25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30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85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1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7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24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6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2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3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54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07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9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7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34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91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9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606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0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69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4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91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66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18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22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3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381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53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009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61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1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833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71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384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47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24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567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7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015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90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2.528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97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72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933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09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641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27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179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22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687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356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18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96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194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0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49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887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154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22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768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90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05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123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912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639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929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532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725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489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793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609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094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226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24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66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705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639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12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779cm" fo:min-width="15.068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779cm" fo:min-width="15.568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1.168cm" fo:min-width="15.119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779cm" fo:min-width="15.754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779cm" fo:min-width="15.246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779cm" fo:min-width="15.496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937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857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059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788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978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593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779cm" fo:min-width="15.077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16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929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886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758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57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473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14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71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245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356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865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666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764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756cm" fo:padding-top="0cm" fo:padding-bottom="0cm" fo:padding-left="0cm" fo:padding-right="0cm"/>
    </style:style>
    <style:style style:name="gr138" style:family="graphic" style:parent-style-name="standard">
      <style:graphic-properties draw:stroke="none" svg:stroke-color="#000000" draw:fill="none" draw:fill-color="#ffffff" fo:min-height="0.8cm"/>
    </style:style>
    <style:style style:name="gr139" style:family="graphic" style:parent-style-name="standard">
      <style:graphic-properties draw:stroke="none" svg:stroke-color="#000000" draw:fill="none" draw:fill-color="#ffffff" fo:min-height="0.5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268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124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115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338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67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314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045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23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534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51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755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546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603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946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9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641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199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079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551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1.381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64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79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86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215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5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977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4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235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315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663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828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12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609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739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31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42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238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000000" style:font-name="Arial" fo:font-size="18pt" fo:font-weight="bold" style:font-size-asian="18pt" style:font-name-complex="Arial" style:font-size-complex="18pt" style:font-weight-complex="bold"/>
    </style:style>
    <style:style style:name="T2" style:family="text">
      <style:text-properties fo:color="#000000" style:font-name="Arial" fo:font-size="14pt" fo:font-weight="bold" style:font-size-asian="14pt" style:font-name-complex="Arial" style:font-size-complex="14pt" style:font-weight-complex="bold"/>
    </style:style>
    <style:style style:name="T3" style:family="text">
      <style:text-properties fo:color="#0000ff" style:font-name="Times New Roman" fo:font-size="10pt" fo:font-style="italic" style:font-size-asian="10pt" style:font-name-complex="Times New Roman" style:font-size-complex="10pt" style:font-style-complex="italic"/>
    </style:style>
    <style:style style:name="T4" style:family="text">
      <style:text-properties fo:color="#000000" style:font-name="Times New Roman" fo:font-size="10pt" style:font-size-asian="10pt" style:font-name-complex="Times New Roman" style:font-size-complex="10pt"/>
    </style:style>
    <style:style style:name="T5" style:family="text">
      <style:text-properties fo:color="#000000" style:font-name="Times New Roman" fo:font-size="10pt" fo:font-weight="bold" style:font-size-asian="10pt" style:font-name-complex="Times New Roman" style:font-size-complex="10pt" style:font-weight-complex="bold"/>
    </style:style>
    <style:style style:name="T6" style:family="text">
      <style:text-properties fo:color="#000000" style:font-name="Symbol" fo:font-size="10pt" style:font-size-asian="10pt" style:font-name-complex="Symbol" style:font-size-complex="10pt"/>
    </style:style>
    <style:style style:name="T7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8" style:family="text">
      <style:text-properties fo:color="#ff0000" style:font-name="Times New Roman" fo:font-size="10pt" style:font-size-asian="10pt" style:font-name-complex="Times New Roman" style:font-size-complex="10pt"/>
    </style:style>
    <style:style style:name="T9" style:family="text">
      <style:text-properties fo:color="#000000" style:font-name="Times New Roman" fo:font-size="10pt" fo:font-style="italic" style:font-size-asian="10pt" style:font-name-complex="Times New Roman" style:font-size-complex="10pt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000000" style:font-name="Arial" fo:font-size="12pt" fo:font-style="italic" fo:font-weight="bold" style:font-size-asian="12pt" style:font-name-complex="Arial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.753cm" svg:height="0.029cm" svg:x="2.656cm" svg:y="1.876cm" svg:viewBox="0 0 3754 30" draw:points="0,30 3754,30 3754,0 0,0">
          <text:p/>
        </draw:polygon>
        <draw:polygon draw:style-name="gr1" draw:text-style-name="P1" draw:layer="layout" svg:width="3.753cm" svg:height="0.028cm" svg:x="2.656cm" svg:y="3.799cm" svg:viewBox="0 0 3754 29" draw:points="0,29 3754,29 3754,0 0,0">
          <text:p/>
        </draw:polygon>
        <draw:polygon draw:style-name="gr1" draw:text-style-name="P1" draw:layer="layout" svg:width="0.028cm" svg:height="1.898cm" svg:x="2.656cm" svg:y="1.901cm" svg:viewBox="0 0 29 1899" draw:points="0,1899 29,1899 29,0 0,0">
          <text:p/>
        </draw:polygon>
        <draw:polygon draw:style-name="gr1" draw:text-style-name="P1" draw:layer="layout" svg:width="0.024cm" svg:height="1.898cm" svg:x="6.385cm" svg:y="1.901cm" svg:viewBox="0 0 25 1899" draw:points="0,1899 25,1899 25,0 0,0">
          <text:p/>
        </draw:polygon>
        <draw:polygon draw:style-name="gr2" draw:text-style-name="P2" draw:layer="layout" svg:width="0.014cm" svg:height="1.951cm" svg:x="2.656cm" svg:y="1.876cm" svg:viewBox="0 0 15 1952" draw:points="0,1952 15,1952 15,0 0,0">
          <text:p/>
        </draw:polygon>
        <draw:polygon draw:style-name="gr2" draw:text-style-name="P2" draw:layer="layout" svg:width="0.014cm" svg:height="1.951cm" svg:x="6.395cm" svg:y="1.876cm" svg:viewBox="0 0 15 1952" draw:points="0,1952 15,1952 15,0 0,0">
          <text:p/>
        </draw:polygon>
        <draw:polygon draw:style-name="gr2" draw:text-style-name="P2" draw:layer="layout" svg:width="3.753cm" svg:height="0.014cm" svg:x="2.656cm" svg:y="1.876cm" svg:viewBox="0 0 3754 15" draw:points="0,15 3754,15 3754,0 0,0">
          <text:p/>
        </draw:polygon>
        <draw:polygon draw:style-name="gr2" draw:text-style-name="P2" draw:layer="layout" svg:width="3.753cm" svg:height="0.014cm" svg:x="2.656cm" svg:y="3.813cm" svg:viewBox="0 0 3754 15" draw:points="0,15 3754,15 3754,0 0,0">
          <text:p/>
        </draw:polygon>
        <draw:frame draw:style-name="gr3" draw:text-style-name="P4" draw:layer="layout" svg:width="1.797cm" svg:height="0.712cm" svg:x="16.514cm" svg:y="2.318cm">
          <draw:text-box>
            <text:p text:style-name="P3"><text:span text:style-name="T1">Avuar</text:span></text:p>
          </draw:text-box>
        </draw:frame>
        <draw:frame draw:style-name="gr4" draw:text-style-name="P4" draw:layer="layout" svg:width="5.154cm" svg:height="0.712cm" svg:x="13.8cm" svg:y="4.5cm">
          <draw:text-box>
            <text:p text:style-name="P3"><text:span text:style-name="T1"><text:s/></text:span><text:span text:style-name="T1">AdvoGADO.com</text:span></text:p>
          </draw:text-box>
        </draw:frame>
        <draw:frame draw:style-name="gr5" draw:text-style-name="P4" draw:layer="layout" svg:width="13.447cm" svg:height="0.712cm" svg:x="5.613cm" svg:y="5.229cm">
          <draw:text-box>
            <text:p text:style-name="P3"><text:span text:style-name="T1">Especificação de Requisitos de Software de </text:span></text:p>
          </draw:text-box>
        </draw:frame>
        <draw:frame draw:style-name="gr6" draw:text-style-name="P5" draw:layer="layout" svg:width="12.63cm" svg:height="0.937cm" svg:x="10.59cm" svg:y="6cm">
          <draw:text-box>
            <text:p text:style-name="P3">Sistema para escritório de Advocacia</text:p>
          </draw:text-box>
        </draw:frame>
        <draw:frame draw:style-name="gr7" draw:text-style-name="P6" draw:layer="layout" svg:width="2.483cm" svg:height="0.556cm" svg:x="16.584cm" svg:y="7.745cm">
          <draw:text-box>
            <text:p text:style-name="P3"><text:span text:style-name="T2">Versão 0.1</text:span></text:p>
          </draw:text-box>
        </draw:frame>
        <draw:frame draw:style-name="gr8" draw:text-style-name="P6" draw:layer="layout" svg:width="3.638cm" svg:height="0.556cm" svg:x="15.353cm" svg:y="9.583cm">
          <draw:text-box>
            <text:p text:style-name="P3"><text:span text:style-name="T2">Data: 28/Mar/19</text:span></text:p>
          </draw:text-box>
        </draw:frame>
        <draw:polygon draw:style-name="gr2" draw:text-style-name="P2" draw:layer="layout" svg:width="16.51cm" svg:height="0.014cm" svg:x="2.54cm" svg:y="1.756cm" svg:viewBox="0 0 16511 15" draw:points="0,15 16511,15 16511,0 0,0">
          <text:p/>
        </draw:polygon>
        <draw:polygon draw:style-name="gr2" draw:text-style-name="P2" draw:layer="layout" svg:width="16.51cm" svg:height="0.014cm" svg:x="2.54cm" svg:y="4.039cm" svg:viewBox="0 0 16511 15" draw:points="0,15 16511,15 16511,0 0,0">
          <text:p/>
        </draw:polygon>
        <draw:frame draw:style-name="gr9" draw:text-style-name="P7" draw:layer="layout" svg:width="0.352cm" svg:height="0.39cm" svg:x="3.895cm" svg:y="12.28cm">
          <draw:text-box>
            <text:p text:style-name="P3"><text:span text:style-name="T3"><text:s/></text:span></text:p>
          </draw:text-box>
        </draw:frame>
      </draw:page>
      <draw:page draw:name="page2" draw:style-name="dp1" draw:master-page-name="master-page28">
        <draw:polygon draw:style-name="gr10" draw:text-style-name="P2" draw:layer="layout" svg:width="11.258cm" svg:height="0.017cm" svg:x="2.331cm" svg:y="1.27cm" svg:viewBox="0 0 11259 18" draw:points="0,0 11259,0 11259,18 0,18">
          <text:p/>
        </draw:polygon>
        <draw:polygon draw:style-name="gr10" draw:text-style-name="P2" draw:layer="layout" svg:width="5.644cm" svg:height="0.017cm" svg:x="13.589cm" svg:y="1.27cm" svg:viewBox="0 0 5645 18" draw:points="0,0 5645,0 5645,18 0,18">
          <text:p/>
        </draw:polygon>
        <draw:polygon draw:style-name="gr10" draw:text-style-name="P2" draw:layer="layout" svg:width="11.24cm" svg:height="0.018cm" svg:x="2.349cm" svg:y="1.781cm" svg:viewBox="0 0 11241 19" draw:points="0,0 11241,0 11241,19 0,19">
          <text:p/>
        </draw:polygon>
        <draw:polygon draw:style-name="gr10" draw:text-style-name="P2" draw:layer="layout" svg:width="5.626cm" svg:height="0.018cm" svg:x="13.589cm" svg:y="1.781cm" svg:viewBox="0 0 5627 19" draw:points="0,0 5627,0 5627,19 0,19">
          <text:p/>
        </draw:polygon>
        <draw:polygon draw:style-name="gr10" draw:text-style-name="P2" draw:layer="layout" svg:width="11.24cm" svg:height="0.018cm" svg:x="2.349cm" svg:y="2.222cm" svg:viewBox="0 0 11241 19" draw:points="0,0 11241,0 11241,19 0,19">
          <text:p/>
        </draw:polygon>
        <draw:polygon draw:style-name="gr10" draw:text-style-name="P2" draw:layer="layout" svg:width="5.626cm" svg:height="0.018cm" svg:x="13.589cm" svg:y="2.222cm" svg:viewBox="0 0 5627 19" draw:points="0,0 5627,0 5627,19 0,19">
          <text:p/>
        </draw:polygon>
        <draw:polygon draw:style-name="gr10" draw:text-style-name="P2" draw:layer="layout" svg:width="16.902cm" svg:height="0.018cm" svg:x="2.331cm" svg:y="2.663cm" svg:viewBox="0 0 16903 19" draw:points="0,0 16903,0 16903,19 0,19">
          <text:p/>
        </draw:polygon>
        <draw:polygon draw:style-name="gr10" draw:text-style-name="P2" draw:layer="layout" svg:width="0.018cm" svg:height="0.511cm" svg:x="2.331cm" svg:y="1.27cm" svg:viewBox="0 0 19 512" draw:points="0,0 0,512 19,512 19,0">
          <text:p/>
        </draw:polygon>
        <draw:polygon draw:style-name="gr10" draw:text-style-name="P2" draw:layer="layout" svg:width="0.018cm" svg:height="0.441cm" svg:x="2.331cm" svg:y="1.781cm" svg:viewBox="0 0 19 442" draw:points="0,0 0,442 19,442 19,0">
          <text:p/>
        </draw:polygon>
        <draw:polygon draw:style-name="gr10" draw:text-style-name="P2" draw:layer="layout" svg:width="0.018cm" svg:height="0.459cm" svg:x="2.331cm" svg:y="2.222cm" svg:viewBox="0 0 19 460" draw:points="0,0 0,460 19,460 19,0">
          <text:p/>
        </draw:polygon>
        <draw:polygon draw:style-name="gr10" draw:text-style-name="P2" draw:layer="layout" svg:width="0.018cm" svg:height="0.494cm" svg:x="13.581cm" svg:y="1.287cm" svg:viewBox="0 0 19 495" draw:points="0,0 0,495 19,495 19,0">
          <text:p/>
        </draw:polygon>
        <draw:polygon draw:style-name="gr10" draw:text-style-name="P2" draw:layer="layout" svg:width="0.018cm" svg:height="0.441cm" svg:x="13.581cm" svg:y="1.781cm" svg:viewBox="0 0 19 442" draw:points="0,0 0,442 19,442 19,0">
          <text:p/>
        </draw:polygon>
        <draw:polygon draw:style-name="gr10" draw:text-style-name="P2" draw:layer="layout" svg:width="0.018cm" svg:height="0.511cm" svg:x="19.215cm" svg:y="1.27cm" svg:viewBox="0 0 19 512" draw:points="0,0 0,512 19,512 19,0">
          <text:p/>
        </draw:polygon>
        <draw:polygon draw:style-name="gr10" draw:text-style-name="P2" draw:layer="layout" svg:width="0.018cm" svg:height="0.441cm" svg:x="19.215cm" svg:y="1.781cm" svg:viewBox="0 0 19 442" draw:points="0,0 0,442 19,442 19,0">
          <text:p/>
        </draw:polygon>
        <draw:polygon draw:style-name="gr10" draw:text-style-name="P2" draw:layer="layout" svg:width="0.018cm" svg:height="0.459cm" svg:x="19.215cm" svg:y="2.222cm" svg:viewBox="0 0 19 460" draw:points="0,0 0,460 19,460 19,0">
          <text:p/>
        </draw:polygon>
        <draw:frame draw:style-name="gr11" draw:text-style-name="P7" draw:layer="layout" svg:width="0.887cm" svg:height="0.39cm" svg:x="2.533cm" svg:y="1.319cm">
          <draw:text-box>
            <text:p text:style-name="P3"><text:span text:style-name="T4">Avuar</text:span></text:p>
          </draw:text-box>
        </draw:frame>
        <draw:frame draw:style-name="gr12" draw:text-style-name="P7" draw:layer="layout" svg:width="2.699cm" svg:height="0.39cm" svg:x="13.783cm" svg:y="1.39cm">
          <draw:text-box>
            <text:p text:style-name="P3"><text:span text:style-name="T4"><text:s text:c="2"/></text:span><text:span text:style-name="T4">Versão: <text:s text:c="10"/>0.1</text:span></text:p>
          </draw:text-box>
        </draw:frame>
        <draw:frame draw:style-name="gr13" draw:text-style-name="P7" draw:layer="layout" svg:width="5.747cm" svg:height="0.39cm" svg:x="2.533cm" svg:y="1.831cm">
          <draw:text-box>
            <text:p text:style-name="P3"><text:span text:style-name="T4">Especificação de Requisitos de Software</text:span></text:p>
          </draw:text-box>
        </draw:frame>
        <draw:frame draw:style-name="gr14" draw:text-style-name="P7" draw:layer="layout" svg:width="2.525cm" svg:height="0.39cm" svg:x="13.783cm" svg:y="1.831cm">
          <draw:text-box>
            <text:p text:style-name="P3"><text:span text:style-name="T4"><text:s text:c="2"/></text:span><text:span text:style-name="T4">Data: 28/Mar/19</text:span></text:p>
          </draw:text-box>
        </draw:frame>
        <draw:frame draw:style-name="gr15" draw:text-style-name="P7" draw:layer="layout" svg:width="4.168cm" svg:height="0.39cm" svg:x="2.533cm" svg:y="2.272cm">
          <draw:text-box>
            <text:p text:style-name="P3"><text:span text:style-name="T4">Ferramenta Lista de Presença</text:span></text:p>
          </draw:text-box>
        </draw:frame>
        <draw:polygon draw:style-name="gr10" draw:text-style-name="P2" draw:layer="layout" svg:width="4.071cm" svg:height="0.018cm" svg:x="2.331cm" svg:y="5.104cm" svg:viewBox="0 0 4072 19" draw:points="0,0 4072,0 4072,19 0,19">
          <text:p/>
        </draw:polygon>
        <draw:polygon draw:style-name="gr10" draw:text-style-name="P2" draw:layer="layout" svg:width="2.032cm" svg:height="0.018cm" svg:x="6.402cm" svg:y="5.104cm" svg:viewBox="0 0 2033 19" draw:points="0,0 2033,0 2033,19 0,19">
          <text:p/>
        </draw:polygon>
        <draw:polygon draw:style-name="gr10" draw:text-style-name="P2" draw:layer="layout" svg:width="6.604cm" svg:height="0.018cm" svg:x="8.434cm" svg:y="5.104cm" svg:viewBox="0 0 6605 19" draw:points="0,0 6605,0 6605,19 0,19">
          <text:p/>
        </draw:polygon>
        <draw:polygon draw:style-name="gr10" draw:text-style-name="P2" draw:layer="layout" svg:width="4.1cm" svg:height="0.018cm" svg:x="15.038cm" svg:y="5.104cm" svg:viewBox="0 0 4101 19" draw:points="0,0 4101,0 4101,19 0,19">
          <text:p/>
        </draw:polygon>
        <draw:polygon draw:style-name="gr10" draw:text-style-name="P2" draw:layer="layout" svg:width="4.053cm" svg:height="0.017cm" svg:x="2.349cm" svg:y="5.757cm" svg:viewBox="0 0 4054 18" draw:points="0,0 4054,0 4054,18 0,18">
          <text:p/>
        </draw:polygon>
        <draw:polygon draw:style-name="gr10" draw:text-style-name="P2" draw:layer="layout" svg:width="2.032cm" svg:height="0.017cm" svg:x="6.402cm" svg:y="5.757cm" svg:viewBox="0 0 2033 18" draw:points="0,0 2033,0 2033,18 0,18">
          <text:p/>
        </draw:polygon>
        <draw:polygon draw:style-name="gr10" draw:text-style-name="P2" draw:layer="layout" svg:width="6.604cm" svg:height="0.017cm" svg:x="8.434cm" svg:y="5.757cm" svg:viewBox="0 0 6605 18" draw:points="0,0 6605,0 6605,18 0,18">
          <text:p/>
        </draw:polygon>
        <draw:polygon draw:style-name="gr10" draw:text-style-name="P2" draw:layer="layout" svg:width="4.082cm" svg:height="0.017cm" svg:x="15.038cm" svg:y="5.757cm" svg:viewBox="0 0 4083 18" draw:points="0,0 4083,0 4083,18 0,18">
          <text:p/>
        </draw:polygon>
        <draw:polygon draw:style-name="gr10" draw:text-style-name="P2" draw:layer="layout" svg:width="4.053cm" svg:height="0.018cm" svg:x="2.349cm" svg:y="6.409cm" svg:viewBox="0 0 4054 19" draw:points="0,0 4054,0 4054,19 0,19">
          <text:p/>
        </draw:polygon>
        <draw:polygon draw:style-name="gr10" draw:text-style-name="P2" draw:layer="layout" svg:width="2.032cm" svg:height="0.018cm" svg:x="6.402cm" svg:y="6.409cm" svg:viewBox="0 0 2033 19" draw:points="0,0 2033,0 2033,19 0,19">
          <text:p/>
        </draw:polygon>
        <draw:polygon draw:style-name="gr10" draw:text-style-name="P2" draw:layer="layout" svg:width="6.604cm" svg:height="0.018cm" svg:x="8.434cm" svg:y="6.409cm" svg:viewBox="0 0 6605 19" draw:points="0,0 6605,0 6605,19 0,19">
          <text:p/>
        </draw:polygon>
        <draw:polygon draw:style-name="gr10" draw:text-style-name="P2" draw:layer="layout" svg:width="4.082cm" svg:height="0.018cm" svg:x="15.038cm" svg:y="6.409cm" svg:viewBox="0 0 4083 19" draw:points="0,0 4083,0 4083,19 0,19">
          <text:p/>
        </draw:polygon>
        <draw:polygon draw:style-name="gr10" draw:text-style-name="P2" draw:layer="layout" svg:width="4.053cm" svg:height="0.018cm" svg:x="2.349cm" svg:y="7.485cm" svg:viewBox="0 0 4054 19" draw:points="0,0 4054,0 4054,19 0,19">
          <text:p/>
        </draw:polygon>
        <draw:polygon draw:style-name="gr10" draw:text-style-name="P2" draw:layer="layout" svg:width="2.032cm" svg:height="0.018cm" svg:x="6.402cm" svg:y="7.485cm" svg:viewBox="0 0 2033 19" draw:points="0,0 2033,0 2033,19 0,19">
          <text:p/>
        </draw:polygon>
        <draw:polygon draw:style-name="gr10" draw:text-style-name="P2" draw:layer="layout" svg:width="6.604cm" svg:height="0.018cm" svg:x="8.434cm" svg:y="7.485cm" svg:viewBox="0 0 6605 19" draw:points="0,0 6605,0 6605,19 0,19">
          <text:p/>
        </draw:polygon>
        <draw:polygon draw:style-name="gr10" draw:text-style-name="P2" draw:layer="layout" svg:width="4.082cm" svg:height="0.018cm" svg:x="15.038cm" svg:y="7.485cm" svg:viewBox="0 0 4083 19" draw:points="0,0 4083,0 4083,19 0,19">
          <text:p/>
        </draw:polygon>
        <draw:polygon draw:style-name="gr10" draw:text-style-name="P2" draw:layer="layout" svg:width="4.053cm" svg:height="0.018cm" svg:x="2.349cm" svg:y="8.561cm" svg:viewBox="0 0 4054 19" draw:points="0,0 4054,0 4054,19 0,19">
          <text:p/>
        </draw:polygon>
        <draw:polygon draw:style-name="gr10" draw:text-style-name="P2" draw:layer="layout" svg:width="2.032cm" svg:height="0.018cm" svg:x="6.402cm" svg:y="8.561cm" svg:viewBox="0 0 2033 19" draw:points="0,0 2033,0 2033,19 0,19">
          <text:p/>
        </draw:polygon>
        <draw:polygon draw:style-name="gr10" draw:text-style-name="P2" draw:layer="layout" svg:width="6.604cm" svg:height="0.018cm" svg:x="8.434cm" svg:y="8.561cm" svg:viewBox="0 0 6605 19" draw:points="0,0 6605,0 6605,19 0,19">
          <text:p/>
        </draw:polygon>
        <draw:polygon draw:style-name="gr10" draw:text-style-name="P2" draw:layer="layout" svg:width="4.082cm" svg:height="0.018cm" svg:x="15.038cm" svg:y="8.561cm" svg:viewBox="0 0 4083 19" draw:points="0,0 4083,0 4083,19 0,19">
          <text:p/>
        </draw:polygon>
        <draw:polygon draw:style-name="gr10" draw:text-style-name="P2" draw:layer="layout" svg:width="4.071cm" svg:height="0.018cm" svg:x="2.331cm" svg:y="9.637cm" svg:viewBox="0 0 4072 19" draw:points="0,0 4072,0 4072,19 0,19">
          <text:p/>
        </draw:polygon>
        <draw:polygon draw:style-name="gr10" draw:text-style-name="P2" draw:layer="layout" svg:width="2.032cm" svg:height="0.018cm" svg:x="6.402cm" svg:y="9.637cm" svg:viewBox="0 0 2033 19" draw:points="0,0 2033,0 2033,19 0,19">
          <text:p/>
        </draw:polygon>
        <draw:polygon draw:style-name="gr10" draw:text-style-name="P2" draw:layer="layout" svg:width="6.604cm" svg:height="0.018cm" svg:x="8.434cm" svg:y="9.637cm" svg:viewBox="0 0 6605 19" draw:points="0,0 6605,0 6605,19 0,19">
          <text:p/>
        </draw:polygon>
        <draw:polygon draw:style-name="gr10" draw:text-style-name="P2" draw:layer="layout" svg:width="4.1cm" svg:height="0.018cm" svg:x="15.038cm" svg:y="9.637cm" svg:viewBox="0 0 4101 19" draw:points="0,0 4101,0 4101,19 0,19">
          <text:p/>
        </draw:polygon>
        <draw:polygon draw:style-name="gr10" draw:text-style-name="P2" draw:layer="layout" svg:width="0.018cm" svg:height="0.653cm" svg:x="2.331cm" svg:y="5.104cm" svg:viewBox="0 0 19 654" draw:points="0,0 0,654 19,654 19,0">
          <text:p/>
        </draw:polygon>
        <draw:polygon draw:style-name="gr10" draw:text-style-name="P2" draw:layer="layout" svg:width="0.018cm" svg:height="0.652cm" svg:x="2.331cm" svg:y="5.757cm" svg:viewBox="0 0 19 653" draw:points="0,0 0,653 19,653 19,0">
          <text:p/>
        </draw:polygon>
        <draw:polygon draw:style-name="gr10" draw:text-style-name="P2" draw:layer="layout" svg:width="0.018cm" svg:height="1.076cm" svg:x="2.331cm" svg:y="6.409cm" svg:viewBox="0 0 19 1077" draw:points="0,0 0,1077 19,1077 19,0">
          <text:p/>
        </draw:polygon>
        <draw:polygon draw:style-name="gr10" draw:text-style-name="P2" draw:layer="layout" svg:width="0.018cm" svg:height="1.076cm" svg:x="2.331cm" svg:y="7.485cm" svg:viewBox="0 0 19 1077" draw:points="0,0 0,1077 19,1077 19,0">
          <text:p/>
        </draw:polygon>
        <draw:polygon draw:style-name="gr10" draw:text-style-name="P2" draw:layer="layout" svg:width="0.018cm" svg:height="1.094cm" svg:x="2.331cm" svg:y="8.561cm" svg:viewBox="0 0 19 1095" draw:points="0,0 0,1095 19,1095 19,0">
          <text:p/>
        </draw:polygon>
        <draw:polygon draw:style-name="gr10" draw:text-style-name="P2" draw:layer="layout" svg:width="0.018cm" svg:height="0.635cm" svg:x="6.395cm" svg:y="5.122cm" svg:viewBox="0 0 19 636" draw:points="0,0 0,636 19,636 19,0">
          <text:p/>
        </draw:polygon>
        <draw:polygon draw:style-name="gr10" draw:text-style-name="P2" draw:layer="layout" svg:width="0.018cm" svg:height="0.652cm" svg:x="6.395cm" svg:y="5.757cm" svg:viewBox="0 0 19 653" draw:points="0,0 0,653 19,653 19,0">
          <text:p/>
        </draw:polygon>
        <draw:polygon draw:style-name="gr10" draw:text-style-name="P2" draw:layer="layout" svg:width="0.018cm" svg:height="1.076cm" svg:x="6.395cm" svg:y="6.409cm" svg:viewBox="0 0 19 1077" draw:points="0,0 0,1077 19,1077 19,0">
          <text:p/>
        </draw:polygon>
        <draw:polygon draw:style-name="gr10" draw:text-style-name="P2" draw:layer="layout" svg:width="0.018cm" svg:height="1.076cm" svg:x="6.395cm" svg:y="7.485cm" svg:viewBox="0 0 19 1077" draw:points="0,0 0,1077 19,1077 19,0">
          <text:p/>
        </draw:polygon>
        <draw:polygon draw:style-name="gr10" draw:text-style-name="P2" draw:layer="layout" svg:width="0.018cm" svg:height="1.076cm" svg:x="6.395cm" svg:y="8.561cm" svg:viewBox="0 0 19 1077" draw:points="0,0 0,1077 19,1077 19,0">
          <text:p/>
        </draw:polygon>
        <draw:polygon draw:style-name="gr10" draw:text-style-name="P2" draw:layer="layout" svg:width="0.018cm" svg:height="0.635cm" svg:x="8.427cm" svg:y="5.122cm" svg:viewBox="0 0 19 636" draw:points="0,0 0,636 19,636 19,0">
          <text:p/>
        </draw:polygon>
        <draw:polygon draw:style-name="gr10" draw:text-style-name="P2" draw:layer="layout" svg:width="0.018cm" svg:height="0.652cm" svg:x="8.427cm" svg:y="5.757cm" svg:viewBox="0 0 19 653" draw:points="0,0 0,653 19,653 19,0">
          <text:p/>
        </draw:polygon>
        <draw:polygon draw:style-name="gr10" draw:text-style-name="P2" draw:layer="layout" svg:width="0.018cm" svg:height="1.076cm" svg:x="8.427cm" svg:y="6.409cm" svg:viewBox="0 0 19 1077" draw:points="0,0 0,1077 19,1077 19,0">
          <text:p/>
        </draw:polygon>
        <draw:polygon draw:style-name="gr10" draw:text-style-name="P2" draw:layer="layout" svg:width="0.018cm" svg:height="1.076cm" svg:x="8.427cm" svg:y="7.485cm" svg:viewBox="0 0 19 1077" draw:points="0,0 0,1077 19,1077 19,0">
          <text:p/>
        </draw:polygon>
        <draw:polygon draw:style-name="gr10" draw:text-style-name="P2" draw:layer="layout" svg:width="0.018cm" svg:height="1.076cm" svg:x="8.427cm" svg:y="8.561cm" svg:viewBox="0 0 19 1077" draw:points="0,0 0,1077 19,1077 19,0">
          <text:p/>
        </draw:polygon>
        <draw:polygon draw:style-name="gr10" draw:text-style-name="P2" draw:layer="layout" svg:width="0.018cm" svg:height="0.635cm" svg:x="15.031cm" svg:y="5.122cm" svg:viewBox="0 0 19 636" draw:points="0,0 0,636 19,636 19,0">
          <text:p/>
        </draw:polygon>
        <draw:polygon draw:style-name="gr10" draw:text-style-name="P2" draw:layer="layout" svg:width="0.018cm" svg:height="0.652cm" svg:x="15.031cm" svg:y="5.757cm" svg:viewBox="0 0 19 653" draw:points="0,0 0,653 19,653 19,0">
          <text:p/>
        </draw:polygon>
        <draw:polygon draw:style-name="gr10" draw:text-style-name="P2" draw:layer="layout" svg:width="0.018cm" svg:height="1.076cm" svg:x="15.031cm" svg:y="6.409cm" svg:viewBox="0 0 19 1077" draw:points="0,0 0,1077 19,1077 19,0">
          <text:p/>
        </draw:polygon>
        <draw:polygon draw:style-name="gr10" draw:text-style-name="P2" draw:layer="layout" svg:width="0.018cm" svg:height="1.076cm" svg:x="15.031cm" svg:y="7.485cm" svg:viewBox="0 0 19 1077" draw:points="0,0 0,1077 19,1077 19,0">
          <text:p/>
        </draw:polygon>
        <draw:polygon draw:style-name="gr10" draw:text-style-name="P2" draw:layer="layout" svg:width="0.018cm" svg:height="1.076cm" svg:x="15.031cm" svg:y="8.561cm" svg:viewBox="0 0 19 1077" draw:points="0,0 0,1077 19,1077 19,0">
          <text:p/>
        </draw:polygon>
        <draw:polygon draw:style-name="gr10" draw:text-style-name="P2" draw:layer="layout" svg:width="0.018cm" svg:height="0.653cm" svg:x="19.12cm" svg:y="5.104cm" svg:viewBox="0 0 19 654" draw:points="0,0 0,654 19,654 19,0">
          <text:p/>
        </draw:polygon>
        <draw:polygon draw:style-name="gr10" draw:text-style-name="P2" draw:layer="layout" svg:width="0.018cm" svg:height="0.652cm" svg:x="19.12cm" svg:y="5.757cm" svg:viewBox="0 0 19 653" draw:points="0,0 0,653 19,653 19,0">
          <text:p/>
        </draw:polygon>
        <draw:polygon draw:style-name="gr10" draw:text-style-name="P2" draw:layer="layout" svg:width="0.018cm" svg:height="1.076cm" svg:x="19.12cm" svg:y="6.409cm" svg:viewBox="0 0 19 1077" draw:points="0,0 0,1077 19,1077 19,0">
          <text:p/>
        </draw:polygon>
        <draw:polygon draw:style-name="gr10" draw:text-style-name="P2" draw:layer="layout" svg:width="0.018cm" svg:height="1.076cm" svg:x="19.12cm" svg:y="7.485cm" svg:viewBox="0 0 19 1077" draw:points="0,0 0,1077 19,1077 19,0">
          <text:p/>
        </draw:polygon>
        <draw:polygon draw:style-name="gr10" draw:text-style-name="P2" draw:layer="layout" svg:width="0.018cm" svg:height="1.094cm" svg:x="19.12cm" svg:y="8.561cm" svg:viewBox="0 0 19 1095" draw:points="0,0 0,1095 19,1095 19,0">
          <text:p/>
        </draw:polygon>
        <draw:frame draw:style-name="gr16" draw:text-style-name="P4" draw:layer="layout" svg:width="6.631cm" svg:height="0.712cm" svg:x="7.482cm" svg:y="3.761cm">
          <draw:text-box>
            <text:p text:style-name="P3"><text:span text:style-name="T1">Histórico de Revisões</text:span></text:p>
          </draw:text-box>
        </draw:frame>
        <draw:frame draw:style-name="gr17" draw:text-style-name="P7" draw:layer="layout" svg:width="0.73cm" svg:height="0.39cm" svg:x="4.011cm" svg:y="5.154cm">
          <draw:text-box>
            <text:p text:style-name="P3"><text:span text:style-name="T5">Data</text:span></text:p>
          </draw:text-box>
        </draw:frame>
        <draw:frame draw:style-name="gr18" draw:text-style-name="P7" draw:layer="layout" svg:width="1.06cm" svg:height="0.39cm" svg:x="6.893cm" svg:y="5.154cm">
          <draw:text-box>
            <text:p text:style-name="P3"><text:span text:style-name="T5">Versão</text:span></text:p>
          </draw:text-box>
        </draw:frame>
        <draw:frame draw:style-name="gr19" draw:text-style-name="P7" draw:layer="layout" svg:width="1.471cm" svg:height="0.39cm" svg:x="11.007cm" svg:y="5.154cm">
          <draw:text-box>
            <text:p text:style-name="P3"><text:span text:style-name="T5">Descrição</text:span></text:p>
          </draw:text-box>
        </draw:frame>
        <draw:frame draw:style-name="gr20" draw:text-style-name="P7" draw:layer="layout" svg:width="0.904cm" svg:height="0.39cm" svg:x="16.637cm" svg:y="5.154cm">
          <draw:text-box>
            <text:p text:style-name="P3"><text:span text:style-name="T5">Autor</text:span></text:p>
          </draw:text-box>
        </draw:frame>
        <draw:frame draw:style-name="gr21" draw:text-style-name="P7" draw:layer="layout" svg:width="1.814cm" svg:height="0.39cm" svg:x="3.471cm" svg:y="5.806cm">
          <draw:text-box>
            <text:p text:style-name="P3"><text:span text:style-name="T4">20/mar/2006</text:span></text:p>
          </draw:text-box>
        </draw:frame>
        <draw:frame draw:style-name="gr22" draw:text-style-name="P7" draw:layer="layout" svg:width="0.447cm" svg:height="0.39cm" svg:x="7.2cm" svg:y="5.806cm">
          <draw:text-box>
            <text:p text:style-name="P3"><text:span text:style-name="T4">1.0</text:span></text:p>
          </draw:text-box>
        </draw:frame>
        <draw:frame draw:style-name="gr23" draw:text-style-name="P7" draw:layer="layout" svg:width="5.963cm" svg:height="0.39cm" svg:x="8.629cm" svg:y="5.806cm">
          <draw:text-box>
            <text:p text:style-name="P3"><text:span text:style-name="T4">Inicio da inclusão de requisitos funcionais</text:span></text:p>
          </draw:text-box>
        </draw:frame>
        <draw:frame draw:style-name="gr24" draw:text-style-name="P7" draw:layer="layout" svg:width="1.932cm" svg:height="0.39cm" svg:x="15.233cm" svg:y="5.806cm">
          <draw:text-box>
            <text:p text:style-name="P3"><text:span text:style-name="T4">Izabella Brito</text:span></text:p>
          </draw:text-box>
        </draw:frame>
        <draw:frame draw:style-name="gr25" draw:text-style-name="P7" draw:layer="layout" svg:width="1.776cm" svg:height="0.39cm" svg:x="3.493cm" svg:y="6.459cm">
          <draw:text-box>
            <text:p text:style-name="P3"><text:span text:style-name="T4">22/ago/2006</text:span></text:p>
          </draw:text-box>
        </draw:frame>
        <draw:frame draw:style-name="gr22" draw:text-style-name="P7" draw:layer="layout" svg:width="0.447cm" svg:height="0.39cm" svg:x="7.2cm" svg:y="6.459cm">
          <draw:text-box>
            <text:p text:style-name="P3"><text:span text:style-name="T4">1.1</text:span></text:p>
          </draw:text-box>
        </draw:frame>
        <draw:frame draw:style-name="gr26" draw:text-style-name="P7" draw:layer="layout" svg:width="5.251cm" svg:height="0.39cm" svg:x="8.629cm" svg:y="6.459cm">
          <draw:text-box>
            <text:p text:style-name="P3"><text:span text:style-name="T4">Inserção de um requisito funcional e </text:span></text:p>
          </draw:text-box>
        </draw:frame>
        <draw:frame draw:style-name="gr27" draw:text-style-name="P7" draw:layer="layout" svg:width="5.306cm" svg:height="0.39cm" svg:x="8.629cm" svg:y="6.882cm">
          <draw:text-box>
            <text:p text:style-name="P3"><text:span text:style-name="T4">pequenas alterações nos já existentes.</text:span></text:p>
          </draw:text-box>
        </draw:frame>
        <draw:frame draw:style-name="gr25" draw:text-style-name="P7" draw:layer="layout" svg:width="1.776cm" svg:height="0.39cm" svg:x="15.233cm" svg:y="6.459cm">
          <draw:text-box>
            <text:p text:style-name="P3"><text:span text:style-name="T4">Pedro Vilela</text:span></text:p>
          </draw:text-box>
        </draw:frame>
        <draw:frame draw:style-name="gr25" draw:text-style-name="P7" draw:layer="layout" svg:width="1.776cm" svg:height="0.39cm" svg:x="3.493cm" svg:y="7.535cm">
          <draw:text-box>
            <text:p text:style-name="P3"><text:span text:style-name="T4">29/ago/2006</text:span></text:p>
          </draw:text-box>
        </draw:frame>
        <draw:frame draw:style-name="gr22" draw:text-style-name="P7" draw:layer="layout" svg:width="0.447cm" svg:height="0.39cm" svg:x="7.2cm" svg:y="7.535cm">
          <draw:text-box>
            <text:p text:style-name="P3"><text:span text:style-name="T4">1.2</text:span></text:p>
          </draw:text-box>
        </draw:frame>
        <draw:frame draw:style-name="gr28" draw:text-style-name="P7" draw:layer="layout" svg:width="5.852cm" svg:height="0.39cm" svg:x="8.629cm" svg:y="7.535cm">
          <draw:text-box>
            <text:p text:style-name="P3"><text:span text:style-name="T4">Inserção de requisitos que possibilitam o </text:span></text:p>
          </draw:text-box>
        </draw:frame>
        <draw:frame draw:style-name="gr29" draw:text-style-name="P7" draw:layer="layout" svg:width="5.12cm" svg:height="0.39cm" svg:x="8.629cm" svg:y="7.958cm">
          <draw:text-box>
            <text:p text:style-name="P3"><text:span text:style-name="T4">agendamento de datas de chamadas.</text:span></text:p>
          </draw:text-box>
        </draw:frame>
        <draw:frame draw:style-name="gr25" draw:text-style-name="P7" draw:layer="layout" svg:width="1.776cm" svg:height="0.39cm" svg:x="15.233cm" svg:y="7.535cm">
          <draw:text-box>
            <text:p text:style-name="P3"><text:span text:style-name="T4">Pedro Vilela</text:span></text:p>
          </draw:text-box>
        </draw:frame>
        <draw:frame draw:style-name="gr30" draw:text-style-name="P7" draw:layer="layout" svg:width="1.873cm" svg:height="0.39cm" svg:x="3.443cm" svg:y="8.611cm">
          <draw:text-box>
            <text:p text:style-name="P3"><text:span text:style-name="T4">31/Ago/2006</text:span></text:p>
          </draw:text-box>
        </draw:frame>
        <draw:frame draw:style-name="gr31" draw:text-style-name="P7" draw:layer="layout" svg:width="0.713cm" svg:height="0.39cm" svg:x="7.07cm" svg:y="8.611cm">
          <draw:text-box>
            <text:p text:style-name="P3"><text:span text:style-name="T4">1.2.1</text:span></text:p>
          </draw:text-box>
        </draw:frame>
        <draw:frame draw:style-name="gr32" draw:text-style-name="P7" draw:layer="layout" svg:width="6.242cm" svg:height="0.39cm" svg:x="8.629cm" svg:y="8.611cm">
          <draw:text-box>
            <text:p text:style-name="P3"><text:span text:style-name="T4">Inserção do requisito para configurar a lista </text:span></text:p>
          </draw:text-box>
        </draw:frame>
        <draw:frame draw:style-name="gr33" draw:text-style-name="P7" draw:layer="layout" svg:width="1.661cm" svg:height="0.39cm" svg:x="8.629cm" svg:y="9.034cm">
          <draw:text-box>
            <text:p text:style-name="P3"><text:span text:style-name="T4">de presença</text:span></text:p>
          </draw:text-box>
        </draw:frame>
        <draw:frame draw:style-name="gr25" draw:text-style-name="P7" draw:layer="layout" svg:width="1.776cm" svg:height="0.39cm" svg:x="15.233cm" svg:y="8.611cm">
          <draw:text-box>
            <text:p text:style-name="P3"><text:span text:style-name="T4">Pedro Vilela</text:span></text:p>
          </draw:text-box>
        </draw:frame>
        <draw:frame draw:style-name="gr34" draw:text-style-name="P7" draw:layer="layout" svg:width="1.827cm" svg:height="0.39cm" svg:x="2.544cm" svg:y="25.848cm">
          <draw:text-box>
            <text:p text:style-name="P3"><text:span text:style-name="T4">Confidencial</text:span></text:p>
          </draw:text-box>
        </draw:frame>
        <draw:frame draw:style-name="gr35" draw:text-style-name="P7" draw:layer="layout" svg:width="0.352cm" svg:height="0.352cm" svg:x="9.514cm" svg:y="25.925cm">
          <draw:text-box>
            <text:p text:style-name="P3"><text:span text:style-name="T6"></text:span></text:p>
          </draw:text-box>
        </draw:frame>
        <draw:frame draw:style-name="gr36" draw:text-style-name="P7" draw:layer="layout" svg:width="2.14cm" svg:height="0.39cm" svg:x="9.793cm" svg:y="25.855cm">
          <draw:text-box>
            <text:p text:style-name="P3"><text:span text:style-name="T4">FAPESP, 2012</text:span></text:p>
          </draw:text-box>
        </draw:frame>
        <draw:frame draw:style-name="gr37" draw:text-style-name="P7" draw:layer="layout" svg:width="1.23cm" svg:height="0.39cm" svg:x="17.674cm" svg:y="25.848cm">
          <draw:text-box>
            <text:p text:style-name="P3"><text:span text:style-name="T4">Página 2</text:span></text:p>
          </draw:text-box>
        </draw:frame>
        <draw:frame draw:style-name="gr38" draw:text-style-name="P8" draw:layer="layout" svg:width="0.002cm" svg:height="0.937cm" svg:x="4.2cm" svg:y="1.5cm">
          <draw:text-box>
            <text:p/>
          </draw:text-box>
        </draw:frame>
      </draw:page>
      <draw:page draw:name="page3" draw:style-name="dp1" draw:master-page-name="master-page28">
        <draw:polygon draw:style-name="gr10" draw:text-style-name="P2" draw:layer="layout" svg:width="11.258cm" svg:height="0.017cm" svg:x="2.331cm" svg:y="1.27cm" svg:viewBox="0 0 11259 18" draw:points="0,0 11259,0 11259,18 0,18">
          <text:p/>
        </draw:polygon>
        <draw:polygon draw:style-name="gr10" draw:text-style-name="P2" draw:layer="layout" svg:width="5.644cm" svg:height="0.017cm" svg:x="13.589cm" svg:y="1.27cm" svg:viewBox="0 0 5645 18" draw:points="0,0 5645,0 5645,18 0,18">
          <text:p/>
        </draw:polygon>
        <draw:polygon draw:style-name="gr10" draw:text-style-name="P2" draw:layer="layout" svg:width="11.24cm" svg:height="0.018cm" svg:x="2.349cm" svg:y="1.781cm" svg:viewBox="0 0 11241 19" draw:points="0,0 11241,0 11241,19 0,19">
          <text:p/>
        </draw:polygon>
        <draw:polygon draw:style-name="gr10" draw:text-style-name="P2" draw:layer="layout" svg:width="5.626cm" svg:height="0.018cm" svg:x="13.589cm" svg:y="1.781cm" svg:viewBox="0 0 5627 19" draw:points="0,0 5627,0 5627,19 0,19">
          <text:p/>
        </draw:polygon>
        <draw:polygon draw:style-name="gr10" draw:text-style-name="P2" draw:layer="layout" svg:width="11.24cm" svg:height="0.018cm" svg:x="2.349cm" svg:y="2.222cm" svg:viewBox="0 0 11241 19" draw:points="0,0 11241,0 11241,19 0,19">
          <text:p/>
        </draw:polygon>
        <draw:polygon draw:style-name="gr10" draw:text-style-name="P2" draw:layer="layout" svg:width="5.626cm" svg:height="0.018cm" svg:x="13.589cm" svg:y="2.222cm" svg:viewBox="0 0 5627 19" draw:points="0,0 5627,0 5627,19 0,19">
          <text:p/>
        </draw:polygon>
        <draw:polygon draw:style-name="gr10" draw:text-style-name="P2" draw:layer="layout" svg:width="16.902cm" svg:height="0.018cm" svg:x="2.331cm" svg:y="2.663cm" svg:viewBox="0 0 16903 19" draw:points="0,0 16903,0 16903,19 0,19">
          <text:p/>
        </draw:polygon>
        <draw:polygon draw:style-name="gr10" draw:text-style-name="P2" draw:layer="layout" svg:width="0.018cm" svg:height="0.511cm" svg:x="2.331cm" svg:y="1.27cm" svg:viewBox="0 0 19 512" draw:points="0,0 0,512 19,512 19,0">
          <text:p/>
        </draw:polygon>
        <draw:polygon draw:style-name="gr10" draw:text-style-name="P2" draw:layer="layout" svg:width="0.018cm" svg:height="0.441cm" svg:x="2.331cm" svg:y="1.781cm" svg:viewBox="0 0 19 442" draw:points="0,0 0,442 19,442 19,0">
          <text:p/>
        </draw:polygon>
        <draw:polygon draw:style-name="gr10" draw:text-style-name="P2" draw:layer="layout" svg:width="0.018cm" svg:height="0.459cm" svg:x="2.331cm" svg:y="2.222cm" svg:viewBox="0 0 19 460" draw:points="0,0 0,460 19,460 19,0">
          <text:p/>
        </draw:polygon>
        <draw:polygon draw:style-name="gr10" draw:text-style-name="P2" draw:layer="layout" svg:width="0.018cm" svg:height="0.494cm" svg:x="13.581cm" svg:y="1.287cm" svg:viewBox="0 0 19 495" draw:points="0,0 0,495 19,495 19,0">
          <text:p/>
        </draw:polygon>
        <draw:polygon draw:style-name="gr10" draw:text-style-name="P2" draw:layer="layout" svg:width="0.018cm" svg:height="0.441cm" svg:x="13.581cm" svg:y="1.781cm" svg:viewBox="0 0 19 442" draw:points="0,0 0,442 19,442 19,0">
          <text:p/>
        </draw:polygon>
        <draw:polygon draw:style-name="gr10" draw:text-style-name="P2" draw:layer="layout" svg:width="0.018cm" svg:height="0.511cm" svg:x="19.215cm" svg:y="1.27cm" svg:viewBox="0 0 19 512" draw:points="0,0 0,512 19,512 19,0">
          <text:p/>
        </draw:polygon>
        <draw:polygon draw:style-name="gr10" draw:text-style-name="P2" draw:layer="layout" svg:width="0.018cm" svg:height="0.441cm" svg:x="19.215cm" svg:y="1.781cm" svg:viewBox="0 0 19 442" draw:points="0,0 0,442 19,442 19,0">
          <text:p/>
        </draw:polygon>
        <draw:polygon draw:style-name="gr10" draw:text-style-name="P2" draw:layer="layout" svg:width="0.018cm" svg:height="0.459cm" svg:x="19.215cm" svg:y="2.222cm" svg:viewBox="0 0 19 460" draw:points="0,0 0,460 19,460 19,0">
          <text:p/>
        </draw:polygon>
        <draw:frame draw:style-name="gr39" draw:text-style-name="P7" draw:layer="layout" svg:width="1.67cm" svg:height="0.39cm" svg:x="2.533cm" svg:y="1.319cm">
          <draw:text-box>
            <text:p text:style-name="P3"><text:span text:style-name="T4">TIDIA - Ae</text:span></text:p>
          </draw:text-box>
        </draw:frame>
        <draw:frame draw:style-name="gr12" draw:text-style-name="P7" draw:layer="layout" svg:width="2.699cm" svg:height="0.39cm" svg:x="13.783cm" svg:y="1.39cm">
          <draw:text-box>
            <text:p text:style-name="P3"><text:span text:style-name="T4"><text:s text:c="2"/></text:span><text:span text:style-name="T4">Versão: <text:s text:c="10"/>1.2</text:span></text:p>
          </draw:text-box>
        </draw:frame>
        <draw:frame draw:style-name="gr13" draw:text-style-name="P7" draw:layer="layout" svg:width="5.747cm" svg:height="0.39cm" svg:x="2.533cm" svg:y="1.831cm">
          <draw:text-box>
            <text:p text:style-name="P3"><text:span text:style-name="T4">Especificação de Requisitos de Software</text:span></text:p>
          </draw:text-box>
        </draw:frame>
        <draw:frame draw:style-name="gr40" draw:text-style-name="P7" draw:layer="layout" svg:width="2.546cm" svg:height="0.39cm" svg:x="13.783cm" svg:y="1.831cm">
          <draw:text-box>
            <text:p text:style-name="P3"><text:span text:style-name="T4"><text:s text:c="2"/></text:span><text:span text:style-name="T4">Data: 29/Ago/06</text:span></text:p>
          </draw:text-box>
        </draw:frame>
        <draw:frame draw:style-name="gr15" draw:text-style-name="P7" draw:layer="layout" svg:width="4.168cm" svg:height="0.39cm" svg:x="2.533cm" svg:y="2.272cm">
          <draw:text-box>
            <text:p text:style-name="P3"><text:span text:style-name="T4">Ferramenta Lista de Presença</text:span></text:p>
          </draw:text-box>
        </draw:frame>
        <draw:frame draw:style-name="gr41" draw:text-style-name="P4" draw:layer="layout" svg:width="6.077cm" svg:height="0.712cm" svg:x="7.768cm" svg:y="3.761cm">
          <draw:text-box>
            <text:p text:style-name="P3"><text:span text:style-name="T1">Tabela de Conteúdo</text:span></text:p>
          </draw:text-box>
        </draw:frame>
        <draw:frame draw:style-name="gr42" draw:text-style-name="P7" draw:layer="layout" svg:width="1.894cm" svg:height="0.39cm" svg:x="2.544cm" svg:y="5.559cm">
          <draw:text-box>
            <text:p text:style-name="P3"><text:span text:style-name="T4">1. Introdução</text:span></text:p>
          </draw:text-box>
        </draw:frame>
        <draw:frame draw:style-name="gr9" draw:text-style-name="P7" draw:layer="layout" svg:width="0.352cm" svg:height="0.39cm" svg:x="17.607cm" svg:y="5.559cm">
          <draw:text-box>
            <text:p text:style-name="P3"><text:span text:style-name="T4">4</text:span></text:p>
          </draw:text-box>
        </draw:frame>
        <draw:frame draw:style-name="gr43" draw:text-style-name="P7" draw:layer="layout" svg:width="1.89cm" svg:height="0.39cm" svg:x="3.306cm" svg:y="6.089cm">
          <draw:text-box>
            <text:p text:style-name="P3"><text:span text:style-name="T4">1.1 Propósito</text:span></text:p>
          </draw:text-box>
        </draw:frame>
        <draw:frame draw:style-name="gr9" draw:text-style-name="P7" draw:layer="layout" svg:width="0.352cm" svg:height="0.39cm" svg:x="17.607cm" svg:y="6.089cm">
          <draw:text-box>
            <text:p text:style-name="P3"><text:span text:style-name="T4">4</text:span></text:p>
          </draw:text-box>
        </draw:frame>
        <draw:frame draw:style-name="gr44" draw:text-style-name="P7" draw:layer="layout" svg:width="1.577cm" svg:height="0.39cm" svg:x="3.306cm" svg:y="6.512cm">
          <draw:text-box>
            <text:p text:style-name="P3"><text:span text:style-name="T4">1.2 Escopo</text:span></text:p>
          </draw:text-box>
        </draw:frame>
        <draw:frame draw:style-name="gr9" draw:text-style-name="P7" draw:layer="layout" svg:width="0.352cm" svg:height="0.39cm" svg:x="17.607cm" svg:y="6.512cm">
          <draw:text-box>
            <text:p text:style-name="P3"><text:span text:style-name="T4">4</text:span></text:p>
          </draw:text-box>
        </draw:frame>
        <draw:frame draw:style-name="gr45" draw:text-style-name="P7" draw:layer="layout" svg:width="2.343cm" svg:height="0.39cm" svg:x="3.306cm" svg:y="6.935cm">
          <draw:text-box>
            <text:p text:style-name="P3"><text:span text:style-name="T4">1.3 Público-alvo</text:span></text:p>
          </draw:text-box>
        </draw:frame>
        <draw:frame draw:style-name="gr9" draw:text-style-name="P7" draw:layer="layout" svg:width="0.352cm" svg:height="0.39cm" svg:x="17.607cm" svg:y="6.935cm">
          <draw:text-box>
            <text:p text:style-name="P3"><text:span text:style-name="T4">4</text:span></text:p>
          </draw:text-box>
        </draw:frame>
        <draw:frame draw:style-name="gr46" draw:text-style-name="P7" draw:layer="layout" svg:width="5.912cm" svg:height="0.39cm" svg:x="3.306cm" svg:y="7.359cm">
          <draw:text-box>
            <text:p text:style-name="P3"><text:span text:style-name="T4">1.4 Definições, Acrônimos e Abreviações</text:span></text:p>
          </draw:text-box>
        </draw:frame>
        <draw:frame draw:style-name="gr9" draw:text-style-name="P7" draw:layer="layout" svg:width="0.352cm" svg:height="0.39cm" svg:x="17.607cm" svg:y="7.359cm">
          <draw:text-box>
            <text:p text:style-name="P3"><text:span text:style-name="T4">4</text:span></text:p>
          </draw:text-box>
        </draw:frame>
        <draw:frame draw:style-name="gr47" draw:text-style-name="P7" draw:layer="layout" svg:width="2.199cm" svg:height="0.39cm" svg:x="3.306cm" svg:y="7.782cm">
          <draw:text-box>
            <text:p text:style-name="P3"><text:span text:style-name="T4">1.5 Referências</text:span></text:p>
          </draw:text-box>
        </draw:frame>
        <draw:frame draw:style-name="gr9" draw:text-style-name="P7" draw:layer="layout" svg:width="0.352cm" svg:height="0.39cm" svg:x="17.607cm" svg:y="7.782cm">
          <draw:text-box>
            <text:p text:style-name="P3"><text:span text:style-name="T4">4</text:span></text:p>
          </draw:text-box>
        </draw:frame>
        <draw:frame draw:style-name="gr48" draw:text-style-name="P7" draw:layer="layout" svg:width="6.606cm" svg:height="0.39cm" svg:x="3.306cm" svg:y="8.205cm">
          <draw:text-box>
            <text:p text:style-name="P3"><text:span text:style-name="T4">1.6 Identificação e Localização do Documento</text:span></text:p>
          </draw:text-box>
        </draw:frame>
        <draw:frame draw:style-name="gr9" draw:text-style-name="P7" draw:layer="layout" svg:width="0.352cm" svg:height="0.39cm" svg:x="17.607cm" svg:y="8.205cm">
          <draw:text-box>
            <text:p text:style-name="P3"><text:span text:style-name="T4">4</text:span></text:p>
          </draw:text-box>
        </draw:frame>
        <draw:frame draw:style-name="gr49" draw:text-style-name="P7" draw:layer="layout" svg:width="4.506cm" svg:height="0.39cm" svg:x="3.306cm" svg:y="8.629cm">
          <draw:text-box>
            <text:p text:style-name="P3"><text:span text:style-name="T4">1.7 Organização do Documento</text:span></text:p>
          </draw:text-box>
        </draw:frame>
        <draw:frame draw:style-name="gr9" draw:text-style-name="P7" draw:layer="layout" svg:width="0.352cm" svg:height="0.39cm" svg:x="17.607cm" svg:y="8.629cm">
          <draw:text-box>
            <text:p text:style-name="P3"><text:span text:style-name="T4">4</text:span></text:p>
          </draw:text-box>
        </draw:frame>
        <draw:frame draw:style-name="gr50" draw:text-style-name="P7" draw:layer="layout" svg:width="3.698cm" svg:height="0.39cm" svg:x="2.544cm" svg:y="9.475cm">
          <draw:text-box>
            <text:p text:style-name="P3"><text:span text:style-name="T4">2. Visão Geral do Sistema</text:span></text:p>
          </draw:text-box>
        </draw:frame>
        <draw:frame draw:style-name="gr9" draw:text-style-name="P7" draw:layer="layout" svg:width="0.352cm" svg:height="0.39cm" svg:x="17.607cm" svg:y="9.475cm">
          <draw:text-box>
            <text:p text:style-name="P3"><text:span text:style-name="T4">5</text:span></text:p>
          </draw:text-box>
        </draw:frame>
        <draw:frame draw:style-name="gr46" draw:text-style-name="P7" draw:layer="layout" svg:width="5.912cm" svg:height="0.39cm" svg:x="3.306cm" svg:y="10.004cm">
          <draw:text-box>
            <text:p text:style-name="P3"><text:span text:style-name="T4">2.1 Classes e Características dos Usuários</text:span></text:p>
          </draw:text-box>
        </draw:frame>
        <draw:frame draw:style-name="gr9" draw:text-style-name="P7" draw:layer="layout" svg:width="0.352cm" svg:height="0.39cm" svg:x="17.607cm" svg:y="10.004cm">
          <draw:text-box>
            <text:p text:style-name="P3"><text:span text:style-name="T4">5</text:span></text:p>
          </draw:text-box>
        </draw:frame>
        <draw:frame draw:style-name="gr51" draw:text-style-name="P7" draw:layer="layout" svg:width="1.941cm" svg:height="0.39cm" svg:x="3.306cm" svg:y="10.428cm">
          <draw:text-box>
            <text:p text:style-name="P3"><text:span text:style-name="T4">2.2 Premissas</text:span></text:p>
          </draw:text-box>
        </draw:frame>
        <draw:frame draw:style-name="gr9" draw:text-style-name="P7" draw:layer="layout" svg:width="0.352cm" svg:height="0.39cm" svg:x="17.607cm" svg:y="10.428cm">
          <draw:text-box>
            <text:p text:style-name="P3"><text:span text:style-name="T4">5</text:span></text:p>
          </draw:text-box>
        </draw:frame>
        <draw:frame draw:style-name="gr52" draw:text-style-name="P7" draw:layer="layout" svg:width="2cm" svg:height="0.39cm" svg:x="3.306cm" svg:y="10.851cm">
          <draw:text-box>
            <text:p text:style-name="P3"><text:span text:style-name="T4">2.3 Restrições</text:span></text:p>
          </draw:text-box>
        </draw:frame>
        <draw:frame draw:style-name="gr9" draw:text-style-name="P7" draw:layer="layout" svg:width="0.352cm" svg:height="0.39cm" svg:x="17.607cm" svg:y="10.851cm">
          <draw:text-box>
            <text:p text:style-name="P3"><text:span text:style-name="T4">5</text:span></text:p>
          </draw:text-box>
        </draw:frame>
        <draw:frame draw:style-name="gr53" draw:text-style-name="P7" draw:layer="layout" svg:width="1.691cm" svg:height="0.39cm" svg:x="2.544cm" svg:y="11.698cm">
          <draw:text-box>
            <text:p text:style-name="P3"><text:span text:style-name="T4">3. Chamada</text:span></text:p>
          </draw:text-box>
        </draw:frame>
        <draw:frame draw:style-name="gr9" draw:text-style-name="P7" draw:layer="layout" svg:width="0.352cm" svg:height="0.39cm" svg:x="17.607cm" svg:y="11.698cm">
          <draw:text-box>
            <text:p text:style-name="P3"><text:span text:style-name="T4">5</text:span></text:p>
          </draw:text-box>
        </draw:frame>
        <draw:frame draw:style-name="gr54" draw:text-style-name="P7" draw:layer="layout" svg:width="3.66cm" svg:height="0.39cm" svg:x="3.306cm" svg:y="12.227cm">
          <draw:text-box>
            <text:p text:style-name="P3"><text:span text:style-name="T4">3.1 Requisitos Funcionais</text:span></text:p>
          </draw:text-box>
        </draw:frame>
        <draw:frame draw:style-name="gr9" draw:text-style-name="P7" draw:layer="layout" svg:width="0.352cm" svg:height="0.39cm" svg:x="17.607cm" svg:y="12.227cm">
          <draw:text-box>
            <text:p text:style-name="P3"><text:span text:style-name="T4">5</text:span></text:p>
          </draw:text-box>
        </draw:frame>
        <draw:frame draw:style-name="gr55" draw:text-style-name="P7" draw:layer="layout" svg:width="4.189cm" svg:height="0.39cm" svg:x="2.544cm" svg:y="13.074cm">
          <draw:text-box>
            <text:p text:style-name="P3"><text:span text:style-name="T4">4. Requisitos Não-Funcionais</text:span></text:p>
          </draw:text-box>
        </draw:frame>
        <draw:frame draw:style-name="gr9" draw:text-style-name="P7" draw:layer="layout" svg:width="0.352cm" svg:height="0.39cm" svg:x="17.607cm" svg:y="13.074cm">
          <draw:text-box>
            <text:p text:style-name="P3"><text:span text:style-name="T4">6</text:span></text:p>
          </draw:text-box>
        </draw:frame>
        <draw:frame draw:style-name="gr56" draw:text-style-name="P7" draw:layer="layout" svg:width="2.22cm" svg:height="0.39cm" svg:x="3.306cm" svg:y="13.603cm">
          <draw:text-box>
            <text:p text:style-name="P3"><text:span text:style-name="T4">4.1 Usabilidade</text:span></text:p>
          </draw:text-box>
        </draw:frame>
        <draw:frame draw:style-name="gr9" draw:text-style-name="P7" draw:layer="layout" svg:width="0.352cm" svg:height="0.39cm" svg:x="17.607cm" svg:y="13.603cm">
          <draw:text-box>
            <text:p text:style-name="P3"><text:span text:style-name="T4">6</text:span></text:p>
          </draw:text-box>
        </draw:frame>
        <draw:frame draw:style-name="gr57" draw:text-style-name="P7" draw:layer="layout" svg:width="2.635cm" svg:height="0.39cm" svg:x="3.306cm" svg:y="14.026cm">
          <draw:text-box>
            <text:p text:style-name="P3"><text:span text:style-name="T4">4.2 Confiabilidade</text:span></text:p>
          </draw:text-box>
        </draw:frame>
        <draw:frame draw:style-name="gr9" draw:text-style-name="P7" draw:layer="layout" svg:width="0.352cm" svg:height="0.39cm" svg:x="17.607cm" svg:y="14.026cm">
          <draw:text-box>
            <text:p text:style-name="P3"><text:span text:style-name="T4">6</text:span></text:p>
          </draw:text-box>
        </draw:frame>
        <draw:frame draw:style-name="gr58" draw:text-style-name="P7" draw:layer="layout" svg:width="2.381cm" svg:height="0.39cm" svg:x="3.306cm" svg:y="14.449cm">
          <draw:text-box>
            <text:p text:style-name="P3"><text:span text:style-name="T4">4.3 Desempenho</text:span></text:p>
          </draw:text-box>
        </draw:frame>
        <draw:frame draw:style-name="gr9" draw:text-style-name="P7" draw:layer="layout" svg:width="0.352cm" svg:height="0.39cm" svg:x="17.607cm" svg:y="14.449cm">
          <draw:text-box>
            <text:p text:style-name="P3"><text:span text:style-name="T4">6</text:span></text:p>
          </draw:text-box>
        </draw:frame>
        <draw:frame draw:style-name="gr59" draw:text-style-name="P7" draw:layer="layout" svg:width="2.534cm" svg:height="0.39cm" svg:x="3.306cm" svg:y="14.873cm">
          <draw:text-box>
            <text:p text:style-name="P3"><text:span text:style-name="T4">4.4 Reusabilidade</text:span></text:p>
          </draw:text-box>
        </draw:frame>
        <draw:frame draw:style-name="gr9" draw:text-style-name="P7" draw:layer="layout" svg:width="0.352cm" svg:height="0.39cm" svg:x="17.607cm" svg:y="14.873cm">
          <draw:text-box>
            <text:p text:style-name="P3"><text:span text:style-name="T4">6</text:span></text:p>
          </draw:text-box>
        </draw:frame>
        <draw:frame draw:style-name="gr60" draw:text-style-name="P7" draw:layer="layout" svg:width="2.009cm" svg:height="0.39cm" svg:x="3.306cm" svg:y="15.296cm">
          <draw:text-box>
            <text:p text:style-name="P3"><text:span text:style-name="T4">4.5 Segurança</text:span></text:p>
          </draw:text-box>
        </draw:frame>
        <draw:frame draw:style-name="gr9" draw:text-style-name="P7" draw:layer="layout" svg:width="0.352cm" svg:height="0.39cm" svg:x="17.607cm" svg:y="15.296cm">
          <draw:text-box>
            <text:p text:style-name="P3"><text:span text:style-name="T4">6</text:span></text:p>
          </draw:text-box>
        </draw:frame>
        <draw:frame draw:style-name="gr61" draw:text-style-name="P7" draw:layer="layout" svg:width="2.61cm" svg:height="0.39cm" svg:x="3.306cm" svg:y="15.719cm">
          <draw:text-box>
            <text:p text:style-name="P3"><text:span text:style-name="T4">4.6 Acessibilidade</text:span></text:p>
          </draw:text-box>
        </draw:frame>
        <draw:frame draw:style-name="gr9" draw:text-style-name="P7" draw:layer="layout" svg:width="0.352cm" svg:height="0.39cm" svg:x="17.607cm" svg:y="15.719cm">
          <draw:text-box>
            <text:p text:style-name="P3"><text:span text:style-name="T4">6</text:span></text:p>
          </draw:text-box>
        </draw:frame>
        <draw:frame draw:style-name="gr62" draw:text-style-name="P7" draw:layer="layout" svg:width="3.613cm" svg:height="0.39cm" svg:x="2.544cm" svg:y="16.566cm">
          <draw:text-box>
            <text:p text:style-name="P3"><text:span text:style-name="T4">5. Requisitos de Interface</text:span></text:p>
          </draw:text-box>
        </draw:frame>
        <draw:frame draw:style-name="gr9" draw:text-style-name="P7" draw:layer="layout" svg:width="0.352cm" svg:height="0.39cm" svg:x="17.607cm" svg:y="16.566cm">
          <draw:text-box>
            <text:p text:style-name="P3"><text:span text:style-name="T4">6</text:span></text:p>
          </draw:text-box>
        </draw:frame>
        <draw:frame draw:style-name="gr63" draw:text-style-name="P7" draw:layer="layout" svg:width="4.1cm" svg:height="0.39cm" svg:x="3.306cm" svg:y="17.095cm">
          <draw:text-box>
            <text:p text:style-name="P3"><text:span text:style-name="T4">5.1 Interfaces com o Usuário</text:span></text:p>
          </draw:text-box>
        </draw:frame>
        <draw:frame draw:style-name="gr9" draw:text-style-name="P7" draw:layer="layout" svg:width="0.352cm" svg:height="0.39cm" svg:x="17.607cm" svg:y="17.095cm">
          <draw:text-box>
            <text:p text:style-name="P3"><text:span text:style-name="T4">6</text:span></text:p>
          </draw:text-box>
        </draw:frame>
        <draw:frame draw:style-name="gr64" draw:text-style-name="P7" draw:layer="layout" svg:width="3.833cm" svg:height="0.39cm" svg:x="3.306cm" svg:y="17.519cm">
          <draw:text-box>
            <text:p text:style-name="P3"><text:span text:style-name="T4">5.2 Interfaces de Hardware</text:span></text:p>
          </draw:text-box>
        </draw:frame>
        <draw:frame draw:style-name="gr9" draw:text-style-name="P7" draw:layer="layout" svg:width="0.352cm" svg:height="0.39cm" svg:x="17.607cm" svg:y="17.519cm">
          <draw:text-box>
            <text:p text:style-name="P3"><text:span text:style-name="T4">7</text:span></text:p>
          </draw:text-box>
        </draw:frame>
        <draw:frame draw:style-name="gr65" draw:text-style-name="P7" draw:layer="layout" svg:width="3.715cm" svg:height="0.39cm" svg:x="3.306cm" svg:y="17.942cm">
          <draw:text-box>
            <text:p text:style-name="P3"><text:span text:style-name="T4">5.3 Interfaces de Software</text:span></text:p>
          </draw:text-box>
        </draw:frame>
        <draw:frame draw:style-name="gr9" draw:text-style-name="P7" draw:layer="layout" svg:width="0.352cm" svg:height="0.39cm" svg:x="17.607cm" svg:y="17.942cm">
          <draw:text-box>
            <text:p text:style-name="P3"><text:span text:style-name="T4">7</text:span></text:p>
          </draw:text-box>
        </draw:frame>
        <draw:frame draw:style-name="gr66" draw:text-style-name="P7" draw:layer="layout" svg:width="4.384cm" svg:height="0.39cm" svg:x="3.306cm" svg:y="18.365cm">
          <draw:text-box>
            <text:p text:style-name="P3"><text:span text:style-name="T4">5.4 Interfaces de Comunicação</text:span></text:p>
          </draw:text-box>
        </draw:frame>
        <draw:frame draw:style-name="gr9" draw:text-style-name="P7" draw:layer="layout" svg:width="0.352cm" svg:height="0.39cm" svg:x="17.607cm" svg:y="18.365cm">
          <draw:text-box>
            <text:p text:style-name="P3"><text:span text:style-name="T4">7</text:span></text:p>
          </draw:text-box>
        </draw:frame>
        <draw:frame draw:style-name="gr67" draw:text-style-name="P7" draw:layer="layout" svg:width="4.477cm" svg:height="0.39cm" svg:x="2.544cm" svg:y="19.212cm">
          <draw:text-box>
            <text:p text:style-name="P3"><text:span text:style-name="T4">6. Requisitos de Documentação</text:span></text:p>
          </draw:text-box>
        </draw:frame>
        <draw:frame draw:style-name="gr9" draw:text-style-name="P7" draw:layer="layout" svg:width="0.352cm" svg:height="0.39cm" svg:x="17.607cm" svg:y="19.212cm">
          <draw:text-box>
            <text:p text:style-name="P3"><text:span text:style-name="T4">7</text:span></text:p>
          </draw:text-box>
        </draw:frame>
        <draw:frame draw:style-name="gr68" draw:text-style-name="P7" draw:layer="layout" svg:width="3.245cm" svg:height="0.39cm" svg:x="3.306cm" svg:y="19.741cm">
          <draw:text-box>
            <text:p text:style-name="P3"><text:span text:style-name="T4">6.1 Manual de Usuário</text:span></text:p>
          </draw:text-box>
        </draw:frame>
        <draw:frame draw:style-name="gr9" draw:text-style-name="P7" draw:layer="layout" svg:width="0.352cm" svg:height="0.39cm" svg:x="17.607cm" svg:y="19.741cm">
          <draw:text-box>
            <text:p text:style-name="P3"><text:span text:style-name="T4">7</text:span></text:p>
          </draw:text-box>
        </draw:frame>
        <draw:frame draw:style-name="gr69" draw:text-style-name="P7" draw:layer="layout" svg:width="2.567cm" svg:height="0.39cm" svg:x="3.306cm" svg:y="20.164cm">
          <draw:text-box>
            <text:p text:style-name="P3"><text:span text:style-name="T4">6.2 Ajuda On-line</text:span></text:p>
          </draw:text-box>
        </draw:frame>
        <draw:frame draw:style-name="gr9" draw:text-style-name="P7" draw:layer="layout" svg:width="0.352cm" svg:height="0.39cm" svg:x="17.607cm" svg:y="20.164cm">
          <draw:text-box>
            <text:p text:style-name="P3"><text:span text:style-name="T4">7</text:span></text:p>
          </draw:text-box>
        </draw:frame>
        <draw:frame draw:style-name="gr70" draw:text-style-name="P7" draw:layer="layout" svg:width="3.473cm" svg:height="0.39cm" svg:x="2.544cm" svg:y="21.011cm">
          <draw:text-box>
            <text:p text:style-name="P3"><text:span text:style-name="T4">7. Requisitos de Licença</text:span></text:p>
          </draw:text-box>
        </draw:frame>
        <draw:frame draw:style-name="gr9" draw:text-style-name="P7" draw:layer="layout" svg:width="0.352cm" svg:height="0.39cm" svg:x="17.607cm" svg:y="21.011cm">
          <draw:text-box>
            <text:p text:style-name="P3"><text:span text:style-name="T4">7</text:span></text:p>
          </draw:text-box>
        </draw:frame>
        <draw:frame draw:style-name="gr71" draw:text-style-name="P7" draw:layer="layout" svg:width="4.015cm" svg:height="0.39cm" svg:x="2.544cm" svg:y="21.964cm">
          <draw:text-box>
            <text:p text:style-name="P3"><text:span text:style-name="T4">8. Informações para Suporte</text:span></text:p>
          </draw:text-box>
        </draw:frame>
        <draw:frame draw:style-name="gr9" draw:text-style-name="P7" draw:layer="layout" svg:width="0.352cm" svg:height="0.39cm" svg:x="17.607cm" svg:y="21.964cm">
          <draw:text-box>
            <text:p text:style-name="P3"><text:span text:style-name="T4">7</text:span></text:p>
          </draw:text-box>
        </draw:frame>
        <draw:frame draw:style-name="gr72" draw:text-style-name="P7" draw:layer="layout" svg:width="6.907cm" svg:height="0.39cm" svg:x="2.544cm" svg:y="22.916cm">
          <draw:text-box>
            <text:p text:style-name="P3"><text:span text:style-name="T4">9. Mapeamento de Requisitos com Casos de Uso</text:span></text:p>
          </draw:text-box>
        </draw:frame>
        <draw:frame draw:style-name="gr9" draw:text-style-name="P7" draw:layer="layout" svg:width="0.352cm" svg:height="0.39cm" svg:x="17.607cm" svg:y="22.916cm">
          <draw:text-box>
            <text:p text:style-name="P3"><text:span text:style-name="T4">7</text:span></text:p>
          </draw:text-box>
        </draw:frame>
        <draw:frame draw:style-name="gr34" draw:text-style-name="P7" draw:layer="layout" svg:width="1.827cm" svg:height="0.39cm" svg:x="2.544cm" svg:y="25.848cm">
          <draw:text-box>
            <text:p text:style-name="P3"><text:span text:style-name="T4">Confidencial</text:span></text:p>
          </draw:text-box>
        </draw:frame>
        <draw:frame draw:style-name="gr35" draw:text-style-name="P7" draw:layer="layout" svg:width="0.352cm" svg:height="0.352cm" svg:x="9.514cm" svg:y="25.925cm">
          <draw:text-box>
            <text:p text:style-name="P3"><text:span text:style-name="T6"></text:span></text:p>
          </draw:text-box>
        </draw:frame>
        <draw:frame draw:style-name="gr36" draw:text-style-name="P7" draw:layer="layout" svg:width="2.14cm" svg:height="0.39cm" svg:x="9.793cm" svg:y="25.855cm">
          <draw:text-box>
            <text:p text:style-name="P3"><text:span text:style-name="T4">FAPESP, 2012</text:span></text:p>
          </draw:text-box>
        </draw:frame>
        <draw:frame draw:style-name="gr37" draw:text-style-name="P7" draw:layer="layout" svg:width="1.23cm" svg:height="0.39cm" svg:x="17.674cm" svg:y="25.848cm">
          <draw:text-box>
            <text:p text:style-name="P3"><text:span text:style-name="T4">Página 3</text:span></text:p>
          </draw:text-box>
        </draw:frame>
      </draw:page>
      <draw:page draw:name="page4" draw:style-name="dp1" draw:master-page-name="master-page28">
        <draw:polygon draw:style-name="gr10" draw:text-style-name="P2" draw:layer="layout" svg:width="11.258cm" svg:height="0.017cm" svg:x="2.331cm" svg:y="1.27cm" svg:viewBox="0 0 11259 18" draw:points="0,0 11259,0 11259,18 0,18">
          <text:p/>
        </draw:polygon>
        <draw:polygon draw:style-name="gr10" draw:text-style-name="P2" draw:layer="layout" svg:width="5.644cm" svg:height="0.017cm" svg:x="13.589cm" svg:y="1.27cm" svg:viewBox="0 0 5645 18" draw:points="0,0 5645,0 5645,18 0,18">
          <text:p/>
        </draw:polygon>
        <draw:polygon draw:style-name="gr10" draw:text-style-name="P2" draw:layer="layout" svg:width="11.24cm" svg:height="0.018cm" svg:x="2.349cm" svg:y="1.781cm" svg:viewBox="0 0 11241 19" draw:points="0,0 11241,0 11241,19 0,19">
          <text:p/>
        </draw:polygon>
        <draw:polygon draw:style-name="gr10" draw:text-style-name="P2" draw:layer="layout" svg:width="5.626cm" svg:height="0.018cm" svg:x="13.589cm" svg:y="1.781cm" svg:viewBox="0 0 5627 19" draw:points="0,0 5627,0 5627,19 0,19">
          <text:p/>
        </draw:polygon>
        <draw:polygon draw:style-name="gr10" draw:text-style-name="P2" draw:layer="layout" svg:width="11.24cm" svg:height="0.018cm" svg:x="2.349cm" svg:y="2.222cm" svg:viewBox="0 0 11241 19" draw:points="0,0 11241,0 11241,19 0,19">
          <text:p/>
        </draw:polygon>
        <draw:polygon draw:style-name="gr10" draw:text-style-name="P2" draw:layer="layout" svg:width="5.626cm" svg:height="0.018cm" svg:x="13.589cm" svg:y="2.222cm" svg:viewBox="0 0 5627 19" draw:points="0,0 5627,0 5627,19 0,19">
          <text:p/>
        </draw:polygon>
        <draw:polygon draw:style-name="gr10" draw:text-style-name="P2" draw:layer="layout" svg:width="16.902cm" svg:height="0.018cm" svg:x="2.331cm" svg:y="2.663cm" svg:viewBox="0 0 16903 19" draw:points="0,0 16903,0 16903,19 0,19">
          <text:p/>
        </draw:polygon>
        <draw:polygon draw:style-name="gr10" draw:text-style-name="P2" draw:layer="layout" svg:width="0.018cm" svg:height="0.511cm" svg:x="2.331cm" svg:y="1.27cm" svg:viewBox="0 0 19 512" draw:points="0,0 0,512 19,512 19,0">
          <text:p/>
        </draw:polygon>
        <draw:polygon draw:style-name="gr10" draw:text-style-name="P2" draw:layer="layout" svg:width="0.018cm" svg:height="0.441cm" svg:x="2.331cm" svg:y="1.781cm" svg:viewBox="0 0 19 442" draw:points="0,0 0,442 19,442 19,0">
          <text:p/>
        </draw:polygon>
        <draw:polygon draw:style-name="gr10" draw:text-style-name="P2" draw:layer="layout" svg:width="0.018cm" svg:height="0.459cm" svg:x="2.331cm" svg:y="2.222cm" svg:viewBox="0 0 19 460" draw:points="0,0 0,460 19,460 19,0">
          <text:p/>
        </draw:polygon>
        <draw:polygon draw:style-name="gr10" draw:text-style-name="P2" draw:layer="layout" svg:width="0.018cm" svg:height="0.494cm" svg:x="13.581cm" svg:y="1.287cm" svg:viewBox="0 0 19 495" draw:points="0,0 0,495 19,495 19,0">
          <text:p/>
        </draw:polygon>
        <draw:polygon draw:style-name="gr10" draw:text-style-name="P2" draw:layer="layout" svg:width="0.018cm" svg:height="0.441cm" svg:x="13.581cm" svg:y="1.781cm" svg:viewBox="0 0 19 442" draw:points="0,0 0,442 19,442 19,0">
          <text:p/>
        </draw:polygon>
        <draw:polygon draw:style-name="gr10" draw:text-style-name="P2" draw:layer="layout" svg:width="0.018cm" svg:height="0.511cm" svg:x="19.215cm" svg:y="1.27cm" svg:viewBox="0 0 19 512" draw:points="0,0 0,512 19,512 19,0">
          <text:p/>
        </draw:polygon>
        <draw:polygon draw:style-name="gr10" draw:text-style-name="P2" draw:layer="layout" svg:width="0.018cm" svg:height="0.441cm" svg:x="19.215cm" svg:y="1.781cm" svg:viewBox="0 0 19 442" draw:points="0,0 0,442 19,442 19,0">
          <text:p/>
        </draw:polygon>
        <draw:polygon draw:style-name="gr10" draw:text-style-name="P2" draw:layer="layout" svg:width="0.018cm" svg:height="0.459cm" svg:x="19.215cm" svg:y="2.222cm" svg:viewBox="0 0 19 460" draw:points="0,0 0,460 19,460 19,0">
          <text:p/>
        </draw:polygon>
        <draw:frame draw:style-name="gr39" draw:text-style-name="P7" draw:layer="layout" svg:width="1.67cm" svg:height="0.39cm" svg:x="2.533cm" svg:y="1.319cm">
          <draw:text-box>
            <text:p text:style-name="P3"><text:span text:style-name="T4">TIDIA - Ae</text:span></text:p>
          </draw:text-box>
        </draw:frame>
        <draw:frame draw:style-name="gr12" draw:text-style-name="P7" draw:layer="layout" svg:width="2.699cm" svg:height="0.39cm" svg:x="13.783cm" svg:y="1.39cm">
          <draw:text-box>
            <text:p text:style-name="P3"><text:span text:style-name="T4"><text:s text:c="2"/></text:span><text:span text:style-name="T4">Versão: <text:s text:c="10"/>1.2</text:span></text:p>
          </draw:text-box>
        </draw:frame>
        <draw:frame draw:style-name="gr13" draw:text-style-name="P7" draw:layer="layout" svg:width="5.747cm" svg:height="0.39cm" svg:x="2.533cm" svg:y="1.831cm">
          <draw:text-box>
            <text:p text:style-name="P3"><text:span text:style-name="T4">Especificação de Requisitos de Software</text:span></text:p>
          </draw:text-box>
        </draw:frame>
        <draw:frame draw:style-name="gr40" draw:text-style-name="P7" draw:layer="layout" svg:width="2.546cm" svg:height="0.39cm" svg:x="13.783cm" svg:y="1.831cm">
          <draw:text-box>
            <text:p text:style-name="P3"><text:span text:style-name="T4"><text:s text:c="2"/></text:span><text:span text:style-name="T4">Data: 29/Ago/06</text:span></text:p>
          </draw:text-box>
        </draw:frame>
        <draw:frame draw:style-name="gr15" draw:text-style-name="P7" draw:layer="layout" svg:width="4.168cm" svg:height="0.39cm" svg:x="2.533cm" svg:y="2.272cm">
          <draw:text-box>
            <text:p text:style-name="P3"><text:span text:style-name="T4">Ferramenta Lista de Presença</text:span></text:p>
          </draw:text-box>
        </draw:frame>
        <draw:frame draw:style-name="gr73" draw:text-style-name="P4" draw:layer="layout" svg:width="12.528cm" svg:height="0.712cm" svg:x="4.537cm" svg:y="3.761cm">
          <draw:text-box>
            <text:p text:style-name="P3"><text:span text:style-name="T1">Especificação de Requisitos de Software </text:span></text:p>
          </draw:text-box>
        </draw:frame>
        <draw:frame draw:style-name="gr74" draw:text-style-name="P6" draw:layer="layout" svg:width="2.97cm" svg:height="0.556cm" svg:x="2.544cm" svg:y="5.547cm">
          <draw:text-box>
            <text:p text:style-name="P3"><text:span text:style-name="T2">1.Introdução</text:span></text:p>
          </draw:text-box>
        </draw:frame>
        <draw:frame draw:style-name="gr75" draw:text-style-name="P9" draw:layer="layout" svg:width="2.572cm" svg:height="0.475cm" svg:x="2.544cm" svg:y="6.747cm">
          <draw:text-box>
            <text:p text:style-name="P3"><text:span text:style-name="T7">1.1Propósito</text:span></text:p>
          </draw:text-box>
        </draw:frame>
        <draw:frame draw:style-name="gr76" draw:text-style-name="P7" draw:layer="layout" svg:width="14.933cm" svg:height="0.39cm" svg:x="3.814cm" svg:y="7.602cm">
          <draw:text-box>
            <text:p text:style-name="P3"><text:span text:style-name="T4">Este documento especifica os requisitos contemplados pela ferramenta Lista de Presença, que integrará o </text:span></text:p>
          </draw:text-box>
        </draw:frame>
        <draw:frame draw:style-name="gr77" draw:text-style-name="P7" draw:layer="layout" svg:width="16.093cm" svg:height="0.39cm" svg:x="3.814cm" svg:y="8.025cm">
          <draw:text-box>
            <text:p text:style-name="P3"><text:span text:style-name="T4">sistema <text:s text:c="2"/>TIDIA-Ae, <text:s text:c="2"/>fornecendo <text:s text:c="2"/>todas <text:s text:c="2"/>as <text:s text:c="2"/>informações <text:s text:c="2"/>necessárias <text:s text:c="2"/>para <text:s text:c="2"/>o <text:s text:c="2"/>projeto, <text:s text:c="2"/>implementação <text:s text:c="2"/>em </text:span></text:p>
          </draw:text-box>
        </draw:frame>
        <draw:frame draw:style-name="gr78" draw:text-style-name="P7" draw:layer="layout" svg:width="5.641cm" svg:height="0.39cm" svg:x="3.814cm" svg:y="8.449cm">
          <draw:text-box>
            <text:p text:style-name="P3"><text:span text:style-name="T4">software, testes e aprovação do sistema.</text:span></text:p>
          </draw:text-box>
        </draw:frame>
        <draw:frame draw:style-name="gr79" draw:text-style-name="P9" draw:layer="layout" svg:width="2.127cm" svg:height="0.475cm" svg:x="2.544cm" svg:y="9.279cm">
          <draw:text-box>
            <text:p text:style-name="P3"><text:span text:style-name="T7">1.2Escopo</text:span></text:p>
          </draw:text-box>
        </draw:frame>
        <draw:frame draw:style-name="gr80" draw:text-style-name="P7" draw:layer="layout" svg:width="14.179cm" svg:height="0.39cm" svg:x="3.814cm" svg:y="10.135cm">
          <draw:text-box>
            <text:p text:style-name="P3"><text:span text:style-name="T4">O documento descreve os casos de uso de uma ferramenta de lista de presença, que permite que um </text:span></text:p>
          </draw:text-box>
        </draw:frame>
        <draw:frame draw:style-name="gr81" draw:text-style-name="P7" draw:layer="layout" svg:width="15.225cm" svg:height="0.39cm" svg:x="3.814cm" svg:y="10.558cm">
          <draw:text-box>
            <text:p text:style-name="P3"><text:span text:style-name="T4">ministrante realize uma chamada de qualquer computador que possa acessar o servidor da lista de presença </text:span></text:p>
          </draw:text-box>
        </draw:frame>
        <draw:frame draw:style-name="gr82" draw:text-style-name="P7" draw:layer="layout" svg:width="10.687cm" svg:height="0.39cm" svg:x="3.814cm" svg:y="10.982cm">
          <draw:text-box>
            <text:p text:style-name="P3"><text:span text:style-name="T4">de forma que ela seja salva no servidor para ser visualizada posteriormente.</text:span></text:p>
          </draw:text-box>
        </draw:frame>
        <draw:frame draw:style-name="gr77" draw:text-style-name="P7" draw:layer="layout" svg:width="16.093cm" svg:height="0.39cm" svg:x="3.814cm" svg:y="11.546cm">
          <draw:text-box>
            <text:p text:style-name="P3"><text:span text:style-name="T4">Os <text:s text:c="2"/>requisitos <text:s text:c="2"/>especificados <text:s text:c="2"/>neste <text:s text:c="2"/>documento <text:s text:c="2"/>estão <text:s text:c="2"/>relacionados <text:s text:c="2"/>com <text:s text:c="2"/>os <text:s text:c="2"/>casos <text:s text:c="2"/>de <text:s text:c="2"/>uso <text:s text:c="2"/>contidos <text:s text:c="2"/>no </text:span></text:p>
          </draw:text-box>
        </draw:frame>
        <draw:frame draw:style-name="gr83" draw:text-style-name="P7" draw:layer="layout" svg:width="6.356cm" svg:height="0.39cm" svg:x="3.814cm" svg:y="11.969cm">
          <draw:text-box>
            <text:p text:style-name="P3"><text:span text:style-name="T4">documento de especificação de casos de uso.</text:span></text:p>
          </draw:text-box>
        </draw:frame>
        <draw:frame draw:style-name="gr84" draw:text-style-name="P9" draw:layer="layout" svg:width="3.118cm" svg:height="0.475cm" svg:x="2.544cm" svg:y="12.8cm">
          <draw:text-box>
            <text:p text:style-name="P3"><text:span text:style-name="T7">1.3Público-alvo</text:span></text:p>
          </draw:text-box>
        </draw:frame>
        <draw:frame draw:style-name="gr85" draw:text-style-name="P7" draw:layer="layout" svg:width="2.796cm" svg:height="0.39cm" svg:x="2.544cm" svg:y="13.515cm">
          <draw:text-box>
            <text:p text:style-name="P3"><text:span text:style-name="T8">Incluir público alvo</text:span></text:p>
          </draw:text-box>
        </draw:frame>
        <draw:frame draw:style-name="gr86" draw:text-style-name="P9" draw:layer="layout" svg:width="8.194cm" svg:height="0.475cm" svg:x="2.544cm" svg:y="14.345cm">
          <draw:text-box>
            <text:p text:style-name="P3"><text:span text:style-name="T7">1.4Definições, Acrônimos e Abreviações</text:span></text:p>
          </draw:text-box>
        </draw:frame>
        <draw:frame draw:style-name="gr87" draw:text-style-name="P9" draw:layer="layout" svg:width="3.003cm" svg:height="0.475cm" svg:x="2.544cm" svg:y="15.467cm">
          <draw:text-box>
            <text:p text:style-name="P3"><text:span text:style-name="T7">1.5Referências</text:span></text:p>
          </draw:text-box>
        </draw:frame>
        <draw:frame draw:style-name="gr88" draw:text-style-name="P7" draw:layer="layout" svg:width="4.498cm" svg:height="0.39cm" svg:x="2.544cm" svg:y="16.182cm">
          <draw:text-box>
            <text:p text:style-name="P3"><text:span text:style-name="T8">Incluir o portal do projeto Tidia</text:span></text:p>
          </draw:text-box>
        </draw:frame>
        <draw:frame draw:style-name="gr89" draw:text-style-name="P7" draw:layer="layout" svg:width="4.887cm" svg:height="0.39cm" svg:x="2.544cm" svg:y="16.605cm">
          <draw:text-box>
            <text:p text:style-name="P3"><text:span text:style-name="T8">Incluir documento de casos de uso</text:span></text:p>
          </draw:text-box>
        </draw:frame>
        <draw:frame draw:style-name="gr90" draw:text-style-name="P9" draw:layer="layout" svg:width="9.154cm" svg:height="0.475cm" svg:x="2.544cm" svg:y="17.436cm">
          <draw:text-box>
            <text:p text:style-name="P3"><text:span text:style-name="T7">1.6Identificação e Localização do Documento</text:span></text:p>
          </draw:text-box>
        </draw:frame>
        <draw:frame draw:style-name="gr91" draw:text-style-name="P9" draw:layer="layout" svg:width="6.225cm" svg:height="0.475cm" svg:x="2.544cm" svg:y="18.558cm">
          <draw:text-box>
            <text:p text:style-name="P3"><text:span text:style-name="T7">1.7Organização do Documento</text:span></text:p>
          </draw:text-box>
        </draw:frame>
        <draw:frame draw:style-name="gr92" draw:text-style-name="P7" draw:layer="layout" svg:width="14.768cm" svg:height="0.39cm" svg:x="3.814cm" svg:y="19.413cm">
          <draw:text-box>
            <text:p text:style-name="P3"><text:span text:style-name="T4">Na Seção 2 são apresentados o cenário de utilização e as características gerais da ferramenta. A Seção 3 </text:span></text:p>
          </draw:text-box>
        </draw:frame>
        <draw:frame draw:style-name="gr93" draw:text-style-name="P7" draw:layer="layout" svg:width="10.903cm" svg:height="0.39cm" svg:x="3.814cm" svg:y="19.836cm">
          <draw:text-box>
            <text:p text:style-name="P3"><text:span text:style-name="T4">descreve de forma detalhada os requisitos funcionais da ferramenta desejada.</text:span></text:p>
          </draw:text-box>
        </draw:frame>
        <draw:frame draw:style-name="gr94" draw:text-style-name="P7" draw:layer="layout" svg:width="15.052cm" svg:height="0.39cm" svg:x="3.814cm" svg:y="20.401cm">
          <draw:text-box>
            <text:p text:style-name="P3"><text:span text:style-name="T4">A Seção 4 descreve os requisitos não funcionais que estarão agregados na ferramenta e a Seção 5 expõem </text:span></text:p>
          </draw:text-box>
        </draw:frame>
        <draw:frame draw:style-name="gr62" draw:text-style-name="P7" draw:layer="layout" svg:width="3.613cm" svg:height="0.39cm" svg:x="3.814cm" svg:y="20.824cm">
          <draw:text-box>
            <text:p text:style-name="P3"><text:span text:style-name="T4">os requisitos de interface.</text:span></text:p>
          </draw:text-box>
        </draw:frame>
        <draw:frame draw:style-name="gr95" draw:text-style-name="P7" draw:layer="layout" svg:width="15.123cm" svg:height="0.39cm" svg:x="3.814cm" svg:y="21.389cm">
          <draw:text-box>
            <text:p text:style-name="P3"><text:span text:style-name="T4">Os requisitos de documentação são foco da Seção 6 e os requisitos de licença alvo da Seção 7. Na Seção 8 </text:span></text:p>
          </draw:text-box>
        </draw:frame>
        <draw:frame draw:style-name="gr96" draw:text-style-name="P7" draw:layer="layout" svg:width="14.912cm" svg:height="0.39cm" svg:x="3.814cm" svg:y="21.812cm">
          <draw:text-box>
            <text:p text:style-name="P3"><text:span text:style-name="T4">estão as informações referentes ao suporte e na Seção 9 o mapeamento entre os requisitos descritos neste </text:span></text:p>
          </draw:text-box>
        </draw:frame>
        <draw:frame draw:style-name="gr97" draw:text-style-name="P7" draw:layer="layout" svg:width="11.639cm" svg:height="0.39cm" svg:x="3.814cm" svg:y="22.235cm">
          <draw:text-box>
            <text:p text:style-name="P3"><text:span text:style-name="T4">documento e os casos de uso descritos na especificação de casos de uso associada.</text:span></text:p>
          </draw:text-box>
        </draw:frame>
        <draw:frame draw:style-name="gr34" draw:text-style-name="P7" draw:layer="layout" svg:width="1.827cm" svg:height="0.39cm" svg:x="2.544cm" svg:y="25.848cm">
          <draw:text-box>
            <text:p text:style-name="P3"><text:span text:style-name="T4">Confidencial</text:span></text:p>
          </draw:text-box>
        </draw:frame>
        <draw:frame draw:style-name="gr35" draw:text-style-name="P7" draw:layer="layout" svg:width="0.352cm" svg:height="0.352cm" svg:x="9.514cm" svg:y="25.925cm">
          <draw:text-box>
            <text:p text:style-name="P3"><text:span text:style-name="T6"></text:span></text:p>
          </draw:text-box>
        </draw:frame>
        <draw:frame draw:style-name="gr36" draw:text-style-name="P7" draw:layer="layout" svg:width="2.14cm" svg:height="0.39cm" svg:x="9.793cm" svg:y="25.855cm">
          <draw:text-box>
            <text:p text:style-name="P3"><text:span text:style-name="T4">FAPESP, 2012</text:span></text:p>
          </draw:text-box>
        </draw:frame>
        <draw:frame draw:style-name="gr37" draw:text-style-name="P7" draw:layer="layout" svg:width="1.23cm" svg:height="0.39cm" svg:x="17.674cm" svg:y="25.848cm">
          <draw:text-box>
            <text:p text:style-name="P3"><text:span text:style-name="T4">Página 4</text:span></text:p>
          </draw:text-box>
        </draw:frame>
      </draw:page>
      <draw:page draw:name="page5" draw:style-name="dp1" draw:master-page-name="master-page28">
        <draw:polygon draw:style-name="gr10" draw:text-style-name="P2" draw:layer="layout" svg:width="11.258cm" svg:height="0.017cm" svg:x="2.331cm" svg:y="1.27cm" svg:viewBox="0 0 11259 18" draw:points="0,0 11259,0 11259,18 0,18">
          <text:p/>
        </draw:polygon>
        <draw:polygon draw:style-name="gr10" draw:text-style-name="P2" draw:layer="layout" svg:width="5.644cm" svg:height="0.017cm" svg:x="13.589cm" svg:y="1.27cm" svg:viewBox="0 0 5645 18" draw:points="0,0 5645,0 5645,18 0,18">
          <text:p/>
        </draw:polygon>
        <draw:polygon draw:style-name="gr10" draw:text-style-name="P2" draw:layer="layout" svg:width="11.24cm" svg:height="0.018cm" svg:x="2.349cm" svg:y="1.781cm" svg:viewBox="0 0 11241 19" draw:points="0,0 11241,0 11241,19 0,19">
          <text:p/>
        </draw:polygon>
        <draw:polygon draw:style-name="gr10" draw:text-style-name="P2" draw:layer="layout" svg:width="5.626cm" svg:height="0.018cm" svg:x="13.589cm" svg:y="1.781cm" svg:viewBox="0 0 5627 19" draw:points="0,0 5627,0 5627,19 0,19">
          <text:p/>
        </draw:polygon>
        <draw:polygon draw:style-name="gr10" draw:text-style-name="P2" draw:layer="layout" svg:width="11.24cm" svg:height="0.018cm" svg:x="2.349cm" svg:y="2.222cm" svg:viewBox="0 0 11241 19" draw:points="0,0 11241,0 11241,19 0,19">
          <text:p/>
        </draw:polygon>
        <draw:polygon draw:style-name="gr10" draw:text-style-name="P2" draw:layer="layout" svg:width="5.626cm" svg:height="0.018cm" svg:x="13.589cm" svg:y="2.222cm" svg:viewBox="0 0 5627 19" draw:points="0,0 5627,0 5627,19 0,19">
          <text:p/>
        </draw:polygon>
        <draw:polygon draw:style-name="gr10" draw:text-style-name="P2" draw:layer="layout" svg:width="16.902cm" svg:height="0.018cm" svg:x="2.331cm" svg:y="2.663cm" svg:viewBox="0 0 16903 19" draw:points="0,0 16903,0 16903,19 0,19">
          <text:p/>
        </draw:polygon>
        <draw:polygon draw:style-name="gr10" draw:text-style-name="P2" draw:layer="layout" svg:width="0.018cm" svg:height="0.511cm" svg:x="2.331cm" svg:y="1.27cm" svg:viewBox="0 0 19 512" draw:points="0,0 0,512 19,512 19,0">
          <text:p/>
        </draw:polygon>
        <draw:polygon draw:style-name="gr10" draw:text-style-name="P2" draw:layer="layout" svg:width="0.018cm" svg:height="0.441cm" svg:x="2.331cm" svg:y="1.781cm" svg:viewBox="0 0 19 442" draw:points="0,0 0,442 19,442 19,0">
          <text:p/>
        </draw:polygon>
        <draw:polygon draw:style-name="gr10" draw:text-style-name="P2" draw:layer="layout" svg:width="0.018cm" svg:height="0.459cm" svg:x="2.331cm" svg:y="2.222cm" svg:viewBox="0 0 19 460" draw:points="0,0 0,460 19,460 19,0">
          <text:p/>
        </draw:polygon>
        <draw:polygon draw:style-name="gr10" draw:text-style-name="P2" draw:layer="layout" svg:width="0.018cm" svg:height="0.494cm" svg:x="13.581cm" svg:y="1.287cm" svg:viewBox="0 0 19 495" draw:points="0,0 0,495 19,495 19,0">
          <text:p/>
        </draw:polygon>
        <draw:polygon draw:style-name="gr10" draw:text-style-name="P2" draw:layer="layout" svg:width="0.018cm" svg:height="0.441cm" svg:x="13.581cm" svg:y="1.781cm" svg:viewBox="0 0 19 442" draw:points="0,0 0,442 19,442 19,0">
          <text:p/>
        </draw:polygon>
        <draw:polygon draw:style-name="gr10" draw:text-style-name="P2" draw:layer="layout" svg:width="0.018cm" svg:height="0.511cm" svg:x="19.215cm" svg:y="1.27cm" svg:viewBox="0 0 19 512" draw:points="0,0 0,512 19,512 19,0">
          <text:p/>
        </draw:polygon>
        <draw:polygon draw:style-name="gr10" draw:text-style-name="P2" draw:layer="layout" svg:width="0.018cm" svg:height="0.441cm" svg:x="19.215cm" svg:y="1.781cm" svg:viewBox="0 0 19 442" draw:points="0,0 0,442 19,442 19,0">
          <text:p/>
        </draw:polygon>
        <draw:polygon draw:style-name="gr10" draw:text-style-name="P2" draw:layer="layout" svg:width="0.018cm" svg:height="0.459cm" svg:x="19.215cm" svg:y="2.222cm" svg:viewBox="0 0 19 460" draw:points="0,0 0,460 19,460 19,0">
          <text:p/>
        </draw:polygon>
        <draw:frame draw:style-name="gr39" draw:text-style-name="P7" draw:layer="layout" svg:width="1.67cm" svg:height="0.39cm" svg:x="2.533cm" svg:y="1.319cm">
          <draw:text-box>
            <text:p text:style-name="P3"><text:span text:style-name="T4">TIDIA - Ae</text:span></text:p>
          </draw:text-box>
        </draw:frame>
        <draw:frame draw:style-name="gr12" draw:text-style-name="P7" draw:layer="layout" svg:width="2.699cm" svg:height="0.39cm" svg:x="13.783cm" svg:y="1.39cm">
          <draw:text-box>
            <text:p text:style-name="P3"><text:span text:style-name="T4"><text:s text:c="2"/></text:span><text:span text:style-name="T4">Versão: <text:s text:c="10"/>1.2</text:span></text:p>
          </draw:text-box>
        </draw:frame>
        <draw:frame draw:style-name="gr13" draw:text-style-name="P7" draw:layer="layout" svg:width="5.747cm" svg:height="0.39cm" svg:x="2.533cm" svg:y="1.831cm">
          <draw:text-box>
            <text:p text:style-name="P3"><text:span text:style-name="T4">Especificação de Requisitos de Software</text:span></text:p>
          </draw:text-box>
        </draw:frame>
        <draw:frame draw:style-name="gr40" draw:text-style-name="P7" draw:layer="layout" svg:width="2.546cm" svg:height="0.39cm" svg:x="13.783cm" svg:y="1.831cm">
          <draw:text-box>
            <text:p text:style-name="P3"><text:span text:style-name="T4"><text:s text:c="2"/></text:span><text:span text:style-name="T4">Data: 29/Ago/06</text:span></text:p>
          </draw:text-box>
        </draw:frame>
        <draw:frame draw:style-name="gr15" draw:text-style-name="P7" draw:layer="layout" svg:width="4.168cm" svg:height="0.39cm" svg:x="2.533cm" svg:y="2.272cm">
          <draw:text-box>
            <text:p text:style-name="P3"><text:span text:style-name="T4">Ferramenta Lista de Presença</text:span></text:p>
          </draw:text-box>
        </draw:frame>
        <draw:frame draw:style-name="gr98" draw:text-style-name="P6" draw:layer="layout" svg:width="5.929cm" svg:height="0.556cm" svg:x="2.544cm" svg:y="3.123cm">
          <draw:text-box>
            <text:p text:style-name="P3"><text:span text:style-name="T2">2.Visão Geral do Sistema</text:span></text:p>
          </draw:text-box>
        </draw:frame>
        <draw:frame draw:style-name="gr99" draw:text-style-name="P9" draw:layer="layout" svg:width="8.532cm" svg:height="0.475cm" svg:x="2.544cm" svg:y="4.323cm">
          <draw:text-box>
            <text:p text:style-name="P3"><text:span text:style-name="T7">2.1Classes e Características dos Usuários</text:span></text:p>
          </draw:text-box>
        </draw:frame>
        <draw:frame draw:style-name="gr100" draw:text-style-name="P7" draw:layer="layout" svg:width="14.725cm" svg:height="0.39cm" svg:x="3.814cm" svg:y="5.178cm">
          <draw:text-box>
            <text:p text:style-name="P3"><text:span text:style-name="T4">A ferramenta Lista de Presença será utilizada por um perfil de usuário, tido como </text:span><text:span text:style-name="T9">participante,</text:span><text:span text:style-name="T4"> que terá </text:span></text:p>
          </draw:text-box>
        </draw:frame>
        <draw:frame draw:style-name="gr101" draw:text-style-name="P7" draw:layer="layout" svg:width="13.489cm" svg:height="0.39cm" svg:x="3.814cm" svg:y="5.602cm">
          <draw:text-box>
            <text:p text:style-name="P3"><text:span text:style-name="T4">permissão apenas de visualizar a sua presença e seus dados estatísticos até um determinado dia.</text:span></text:p>
          </draw:text-box>
        </draw:frame>
        <draw:frame draw:style-name="gr102" draw:text-style-name="P7" draw:layer="layout" svg:width="14.793cm" svg:height="0.39cm" svg:x="3.814cm" svg:y="6.166cm">
          <draw:text-box>
            <text:p text:style-name="P3"><text:span text:style-name="T4">Um segundo perfil de usuários, tido como </text:span><text:span text:style-name="T9">ministrante</text:span><text:span text:style-name="T4">, poderá realizar a chamada e também visualizar a </text:span></text:p>
          </draw:text-box>
        </draw:frame>
        <draw:frame draw:style-name="gr103" draw:text-style-name="P7" draw:layer="layout" svg:width="12.609cm" svg:height="0.39cm" svg:x="3.814cm" svg:y="6.59cm">
          <draw:text-box>
            <text:p text:style-name="P3"><text:span text:style-name="T4">lista de presença e os dados estatísticos de todos os participantes até um determinado dia.</text:span></text:p>
          </draw:text-box>
        </draw:frame>
        <draw:frame draw:style-name="gr104" draw:text-style-name="P7" draw:layer="layout" svg:width="14.094cm" svg:height="0.39cm" svg:x="3.814cm" svg:y="7.154cm">
          <draw:text-box>
            <text:p text:style-name="P3"><text:span text:style-name="T4">Um terceiro perfil de usuário é o </text:span><text:span text:style-name="T9">assistente</text:span><text:span text:style-name="T4">, que poderá realizar as mesmas ações que o </text:span><text:span text:style-name="T9">ministrante</text:span><text:span text:style-name="T4">.</text:span></text:p>
          </draw:text-box>
        </draw:frame>
        <draw:frame draw:style-name="gr105" draw:text-style-name="P7" draw:layer="layout" svg:width="14.226cm" svg:height="0.39cm" svg:x="3.814cm" svg:y="7.718cm">
          <draw:text-box>
            <text:p text:style-name="P3"><text:span text:style-name="T4">O último perfil de usuário é o </text:span><text:span text:style-name="T9">administrador</text:span><text:span text:style-name="T4"> que poderá realizar as mesmas ações que o </text:span><text:span text:style-name="T9">ministrante</text:span><text:span text:style-name="T4">.</text:span></text:p>
          </draw:text-box>
        </draw:frame>
        <draw:frame draw:style-name="gr106" draw:text-style-name="P9" draw:layer="layout" svg:width="2.724cm" svg:height="0.475cm" svg:x="2.544cm" svg:y="9.114cm">
          <draw:text-box>
            <text:p text:style-name="P3"><text:span text:style-name="T7">2.2Premissas</text:span></text:p>
          </draw:text-box>
        </draw:frame>
        <draw:frame draw:style-name="gr107" draw:text-style-name="P9" draw:layer="layout" svg:width="2.766cm" svg:height="0.475cm" svg:x="2.544cm" svg:y="10.235cm">
          <draw:text-box>
            <text:p text:style-name="P3"><text:span text:style-name="T7">2.3Restrições</text:span></text:p>
          </draw:text-box>
        </draw:frame>
        <draw:frame draw:style-name="gr108" draw:text-style-name="P7" draw:layer="layout" svg:width="4.705cm" svg:height="0.39cm" svg:x="3.814cm" svg:y="11.091cm">
          <draw:text-box>
            <text:p text:style-name="P3"><text:span text:style-name="T4"><text:s/></text:span><text:span text:style-name="T4">Nenhuma restrição identificada. </text:span></text:p>
          </draw:text-box>
        </draw:frame>
        <draw:frame draw:style-name="gr109" draw:text-style-name="P6" draw:layer="layout" svg:width="2.639cm" svg:height="0.556cm" svg:x="2.544cm" svg:y="11.925cm">
          <draw:text-box>
            <text:p text:style-name="P3"><text:span text:style-name="T2">3.Chamada</text:span></text:p>
          </draw:text-box>
        </draw:frame>
        <draw:frame draw:style-name="gr110" draw:text-style-name="P9" draw:layer="layout" svg:width="5.12cm" svg:height="0.475cm" svg:x="2.544cm" svg:y="13.125cm">
          <draw:text-box>
            <text:p text:style-name="P3"><text:span text:style-name="T7">3.1Requisitos Funcionais</text:span></text:p>
          </draw:text-box>
        </draw:frame>
        <draw:frame draw:style-name="gr111" draw:text-style-name="P7" draw:layer="layout" svg:width="15.068cm" svg:height="0.779cm" svg:x="3.814cm" svg:y="13.839cm">
          <draw:text-box>
            <text:p text:style-name="P3"><text:span text:style-name="T4">[R1]Informações da compra: Os usuários deverão informar dados, data de ida ou ida e volta da passagem, </text:span></text:p>
            <text:p text:style-name="P3"><text:span text:style-name="T4"><text:s text:c="6"/></text:span><text:span text:style-name="T4">escolha de poltronas, escolha da classe de voo (Econômica, 1º classe...) , local de partida e destino <text:s text:c="2"/></text:span></text:p>
          </draw:text-box>
        </draw:frame>
        <draw:frame draw:style-name="gr112" draw:text-style-name="P7" draw:layer="layout" svg:width="15.568cm" svg:height="0.779cm" svg:x="3.748cm" svg:y="14.924cm">
          <draw:text-box>
            <text:p text:style-name="P3"><text:span text:style-name="T4">[R2]O sistema deve permitir que usuários realize uma busca detalhada de voos, visualizando locais desejados,</text:span></text:p>
            <text:p text:style-name="P3"><text:span text:style-name="T4"><text:s text:c="7"/></text:span><text:span text:style-name="T4">Preços, horários, tempo de voo e número de paradas. <text:s/></text:span></text:p>
          </draw:text-box>
        </draw:frame>
        <draw:frame draw:style-name="gr113" draw:text-style-name="P7" draw:layer="layout" svg:width="15.119cm" svg:height="1.168cm" svg:x="3.8cm" svg:y="16cm">
          <draw:text-box>
            <text:p text:style-name="P3"><text:span text:style-name="T4">[R3] Forma de pagamento: o sistema deve permitir que o cliente realize a escolha de pacotes de voo, como</text:span></text:p>
            <text:p text:style-name="P3"><text:span text:style-name="T4"><text:s text:c="8"/></text:span><text:span text:style-name="T4">Ligth, plus ou top, onde cada um possui preço específico. A compra poderá ser realizada com cartão</text:span></text:p>
            <text:p text:style-name="P3"><text:span text:style-name="T4"><text:s text:c="8"/></text:span><text:span text:style-name="T4">Crédito, Débito ou carnê.</text:span></text:p>
          </draw:text-box>
        </draw:frame>
        <draw:frame draw:style-name="gr114" draw:text-style-name="P7" draw:layer="layout" svg:width="15.754cm" svg:height="0.779cm" svg:x="3.814cm" svg:y="17.502cm">
          <draw:text-box>
            <text:p text:style-name="P3"><text:span text:style-name="T4">[R4]Cadastro de usuários: O <text:s text:c="2"/>sistema <text:s text:c="2"/>deve <text:s text:c="2"/>permitir <text:s/>o cadastro de novos usuários, onde ao realizar compras </text:span></text:p>
            <text:p text:style-name="P3"><text:span text:style-name="T4"><text:s text:c="7"/></text:span><text:span text:style-name="T4">logado em sua conta poderá receber descontos, informações de voos com promoções por e-mail. </text:span></text:p>
          </draw:text-box>
        </draw:frame>
        <draw:frame draw:style-name="gr115" draw:text-style-name="P7" draw:layer="layout" svg:width="15.246cm" svg:height="0.779cm" svg:x="3.814cm" svg:y="18.496cm">
          <draw:text-box>
            <text:p text:style-name="P3"><text:span text:style-name="T4">[R5]O sistema deve permitir que o usuário redefina dados da conta, como senha, e-mail, número do cartão, </text:span></text:p>
            <text:p text:style-name="P3"><text:span text:style-name="T4"><text:s text:c="6"/></text:span><text:span text:style-name="T4">Telefone. </text:span></text:p>
          </draw:text-box>
        </draw:frame>
        <draw:frame draw:style-name="gr116" draw:text-style-name="P7" draw:layer="layout" svg:width="15.496cm" svg:height="0.779cm" svg:x="3.814cm" svg:y="19.977cm">
          <draw:text-box>
            <text:p text:style-name="P3"><text:span text:style-name="T4">[R6]Cancelamento de compra: O sistema deve permitir que o usuário possa cancelar compras </text:span></text:p>
            <text:p text:style-name="P3"><text:span text:style-name="T4"><text:s text:c="8"/></text:span><text:span text:style-name="T4">realizadas anteriormente </text:span></text:p>
          </draw:text-box>
        </draw:frame>
        <draw:frame draw:style-name="gr117" draw:text-style-name="P7" draw:layer="layout" svg:width="14.937cm" svg:height="0.39cm" svg:x="3.814cm" svg:y="21.459cm">
          <draw:text-box>
            <text:p text:style-name="P3"><text:span text:style-name="T4">[R7]O sistema deve permitir a visualize passagens compradas, com deus dados e dados da passagem</text:span></text:p>
          </draw:text-box>
        </draw:frame>
        <draw:frame draw:style-name="gr118" draw:text-style-name="P7" draw:layer="layout" svg:width="14.857cm" svg:height="0.39cm" svg:x="3.814cm" svg:y="22.517cm">
          <draw:text-box>
            <text:p text:style-name="P3"><text:span text:style-name="T4">[R8]O sistema deve permitir que os papéis de cada participante na lista de chamadas sejam identificados </text:span></text:p>
          </draw:text-box>
        </draw:frame>
        <draw:frame draw:style-name="gr119" draw:text-style-name="P7" draw:layer="layout" svg:width="7.059cm" svg:height="0.39cm" svg:x="4.449cm" svg:y="22.941cm">
          <draw:text-box>
            <text:p text:style-name="P3"><text:span text:style-name="T4">para que se possa listar os participantes por papel.</text:span></text:p>
          </draw:text-box>
        </draw:frame>
        <draw:frame draw:style-name="gr34" draw:text-style-name="P7" draw:layer="layout" svg:width="1.827cm" svg:height="0.39cm" svg:x="2.544cm" svg:y="25.848cm">
          <draw:text-box>
            <text:p text:style-name="P3"><text:span text:style-name="T4">Confidencial</text:span></text:p>
          </draw:text-box>
        </draw:frame>
        <draw:frame draw:style-name="gr35" draw:text-style-name="P7" draw:layer="layout" svg:width="0.352cm" svg:height="0.352cm" svg:x="9.514cm" svg:y="25.925cm">
          <draw:text-box>
            <text:p text:style-name="P3"><text:span text:style-name="T6"></text:span></text:p>
          </draw:text-box>
        </draw:frame>
        <draw:frame draw:style-name="gr36" draw:text-style-name="P7" draw:layer="layout" svg:width="2.14cm" svg:height="0.39cm" svg:x="9.793cm" svg:y="25.855cm">
          <draw:text-box>
            <text:p text:style-name="P3"><text:span text:style-name="T4">FAPESP, 2012</text:span></text:p>
          </draw:text-box>
        </draw:frame>
        <draw:frame draw:style-name="gr37" draw:text-style-name="P7" draw:layer="layout" svg:width="1.23cm" svg:height="0.39cm" svg:x="17.674cm" svg:y="25.848cm">
          <draw:text-box>
            <text:p text:style-name="P3"><text:span text:style-name="T4">Página 5</text:span></text:p>
          </draw:text-box>
        </draw:frame>
      </draw:page>
      <draw:page draw:name="page6" draw:style-name="dp1" draw:master-page-name="master-page28">
        <draw:polygon draw:style-name="gr10" draw:text-style-name="P2" draw:layer="layout" svg:width="11.258cm" svg:height="0.017cm" svg:x="2.331cm" svg:y="1.27cm" svg:viewBox="0 0 11259 18" draw:points="0,0 11259,0 11259,18 0,18">
          <text:p/>
        </draw:polygon>
        <draw:polygon draw:style-name="gr10" draw:text-style-name="P2" draw:layer="layout" svg:width="5.644cm" svg:height="0.017cm" svg:x="13.589cm" svg:y="1.27cm" svg:viewBox="0 0 5645 18" draw:points="0,0 5645,0 5645,18 0,18">
          <text:p/>
        </draw:polygon>
        <draw:polygon draw:style-name="gr10" draw:text-style-name="P2" draw:layer="layout" svg:width="11.24cm" svg:height="0.018cm" svg:x="2.349cm" svg:y="1.781cm" svg:viewBox="0 0 11241 19" draw:points="0,0 11241,0 11241,19 0,19">
          <text:p/>
        </draw:polygon>
        <draw:polygon draw:style-name="gr10" draw:text-style-name="P2" draw:layer="layout" svg:width="5.626cm" svg:height="0.018cm" svg:x="13.589cm" svg:y="1.781cm" svg:viewBox="0 0 5627 19" draw:points="0,0 5627,0 5627,19 0,19">
          <text:p/>
        </draw:polygon>
        <draw:polygon draw:style-name="gr10" draw:text-style-name="P2" draw:layer="layout" svg:width="11.24cm" svg:height="0.018cm" svg:x="2.349cm" svg:y="2.222cm" svg:viewBox="0 0 11241 19" draw:points="0,0 11241,0 11241,19 0,19">
          <text:p/>
        </draw:polygon>
        <draw:polygon draw:style-name="gr10" draw:text-style-name="P2" draw:layer="layout" svg:width="5.626cm" svg:height="0.018cm" svg:x="13.589cm" svg:y="2.222cm" svg:viewBox="0 0 5627 19" draw:points="0,0 5627,0 5627,19 0,19">
          <text:p/>
        </draw:polygon>
        <draw:polygon draw:style-name="gr10" draw:text-style-name="P2" draw:layer="layout" svg:width="16.902cm" svg:height="0.018cm" svg:x="2.331cm" svg:y="2.663cm" svg:viewBox="0 0 16903 19" draw:points="0,0 16903,0 16903,19 0,19">
          <text:p/>
        </draw:polygon>
        <draw:polygon draw:style-name="gr10" draw:text-style-name="P2" draw:layer="layout" svg:width="0.018cm" svg:height="0.511cm" svg:x="2.331cm" svg:y="1.27cm" svg:viewBox="0 0 19 512" draw:points="0,0 0,512 19,512 19,0">
          <text:p/>
        </draw:polygon>
        <draw:polygon draw:style-name="gr10" draw:text-style-name="P2" draw:layer="layout" svg:width="0.018cm" svg:height="0.441cm" svg:x="2.331cm" svg:y="1.781cm" svg:viewBox="0 0 19 442" draw:points="0,0 0,442 19,442 19,0">
          <text:p/>
        </draw:polygon>
        <draw:polygon draw:style-name="gr10" draw:text-style-name="P2" draw:layer="layout" svg:width="0.018cm" svg:height="0.459cm" svg:x="2.331cm" svg:y="2.222cm" svg:viewBox="0 0 19 460" draw:points="0,0 0,460 19,460 19,0">
          <text:p/>
        </draw:polygon>
        <draw:polygon draw:style-name="gr10" draw:text-style-name="P2" draw:layer="layout" svg:width="0.018cm" svg:height="0.494cm" svg:x="13.581cm" svg:y="1.287cm" svg:viewBox="0 0 19 495" draw:points="0,0 0,495 19,495 19,0">
          <text:p/>
        </draw:polygon>
        <draw:polygon draw:style-name="gr10" draw:text-style-name="P2" draw:layer="layout" svg:width="0.018cm" svg:height="0.441cm" svg:x="13.581cm" svg:y="1.781cm" svg:viewBox="0 0 19 442" draw:points="0,0 0,442 19,442 19,0">
          <text:p/>
        </draw:polygon>
        <draw:polygon draw:style-name="gr10" draw:text-style-name="P2" draw:layer="layout" svg:width="0.018cm" svg:height="0.511cm" svg:x="19.215cm" svg:y="1.27cm" svg:viewBox="0 0 19 512" draw:points="0,0 0,512 19,512 19,0">
          <text:p/>
        </draw:polygon>
        <draw:polygon draw:style-name="gr10" draw:text-style-name="P2" draw:layer="layout" svg:width="0.018cm" svg:height="0.441cm" svg:x="19.215cm" svg:y="1.781cm" svg:viewBox="0 0 19 442" draw:points="0,0 0,442 19,442 19,0">
          <text:p/>
        </draw:polygon>
        <draw:polygon draw:style-name="gr10" draw:text-style-name="P2" draw:layer="layout" svg:width="0.018cm" svg:height="0.459cm" svg:x="19.215cm" svg:y="2.222cm" svg:viewBox="0 0 19 460" draw:points="0,0 0,460 19,460 19,0">
          <text:p/>
        </draw:polygon>
        <draw:frame draw:style-name="gr39" draw:text-style-name="P7" draw:layer="layout" svg:width="1.67cm" svg:height="0.39cm" svg:x="2.533cm" svg:y="1.319cm">
          <draw:text-box>
            <text:p text:style-name="P3"><text:span text:style-name="T4">TIDIA - Ae</text:span></text:p>
          </draw:text-box>
        </draw:frame>
        <draw:frame draw:style-name="gr12" draw:text-style-name="P7" draw:layer="layout" svg:width="2.699cm" svg:height="0.39cm" svg:x="13.783cm" svg:y="1.39cm">
          <draw:text-box>
            <text:p text:style-name="P3"><text:span text:style-name="T4"><text:s text:c="2"/></text:span><text:span text:style-name="T4">Versão: <text:s text:c="10"/>1.2</text:span></text:p>
          </draw:text-box>
        </draw:frame>
        <draw:frame draw:style-name="gr13" draw:text-style-name="P7" draw:layer="layout" svg:width="5.747cm" svg:height="0.39cm" svg:x="2.533cm" svg:y="1.831cm">
          <draw:text-box>
            <text:p text:style-name="P3"><text:span text:style-name="T4">Especificação de Requisitos de Software</text:span></text:p>
          </draw:text-box>
        </draw:frame>
        <draw:frame draw:style-name="gr40" draw:text-style-name="P7" draw:layer="layout" svg:width="2.546cm" svg:height="0.39cm" svg:x="13.783cm" svg:y="1.831cm">
          <draw:text-box>
            <text:p text:style-name="P3"><text:span text:style-name="T4"><text:s text:c="2"/></text:span><text:span text:style-name="T4">Data: 29/Ago/06</text:span></text:p>
          </draw:text-box>
        </draw:frame>
        <draw:frame draw:style-name="gr15" draw:text-style-name="P7" draw:layer="layout" svg:width="4.168cm" svg:height="0.39cm" svg:x="2.533cm" svg:y="2.272cm">
          <draw:text-box>
            <text:p text:style-name="P3"><text:span text:style-name="T4">Ferramenta Lista de Presença</text:span></text:p>
          </draw:text-box>
        </draw:frame>
        <draw:frame draw:style-name="gr120" draw:text-style-name="P6" draw:layer="layout" svg:width="6.788cm" svg:height="0.556cm" svg:x="2.412cm" svg:y="3.1cm">
          <draw:text-box>
            <text:p text:style-name="P3"><text:span text:style-name="T2">4.Requisitos Não-Funcionais</text:span></text:p>
          </draw:text-box>
        </draw:frame>
        <draw:frame draw:style-name="gr121" draw:text-style-name="P9" draw:layer="layout" svg:width="2.978cm" svg:height="0.475cm" svg:x="2.6cm" svg:y="4.025cm">
          <draw:text-box>
            <text:p text:style-name="P3"><text:span text:style-name="T7">4.1Usabilidade</text:span></text:p>
          </draw:text-box>
        </draw:frame>
        <draw:frame draw:style-name="gr122" draw:text-style-name="P7" draw:layer="layout" svg:width="15.593cm" svg:height="0.39cm" svg:x="3.375cm" svg:y="4.7cm">
          <draw:text-box>
            <text:p text:style-name="P3"><text:span text:style-name="T4">[R9]A ferramenta deve seguir as recomendações de usabilidade, tendo uma interface UI, definida pela equipe </text:span></text:p>
          </draw:text-box>
        </draw:frame>
        <draw:frame draw:style-name="gr123" draw:text-style-name="P10" draw:layer="layout" svg:width="15.077cm" svg:height="0.779cm" svg:x="3.3cm" svg:y="5.2cm">
          <draw:text-box>
            <text:p text:style-name="P3"><text:span text:style-name="T4">[R10]O sistema deve minimizar taxas de erros, a própria interface deve informar ao usuário caso existam ]</text:span></text:p>
            <text:p text:style-name="P3"><text:span text:style-name="T4"><text:s text:c="9"/></text:span><text:span text:style-name="T4">erros no sistema.</text:span></text:p>
          </draw:text-box>
        </draw:frame>
        <draw:frame draw:style-name="gr124" draw:text-style-name="P9" draw:layer="layout" svg:width="3.516cm" svg:height="0.475cm" svg:x="2.5cm" svg:y="6.2cm">
          <draw:text-box>
            <text:p text:style-name="P3"><text:span text:style-name="T7">4.2Confiabilidade</text:span></text:p>
          </draw:text-box>
        </draw:frame>
        <draw:frame draw:style-name="gr125" draw:text-style-name="P7" draw:layer="layout" svg:width="14.929cm" svg:height="0.39cm" svg:x="3.271cm" svg:y="7cm">
          <draw:text-box>
            <text:p text:style-name="P3"><text:span text:style-name="T4">[R11]O sistema deve informar ao usuário quando ele tentar fazer uma operação ilegal ou quando ele está </text:span></text:p>
          </draw:text-box>
        </draw:frame>
        <draw:frame draw:style-name="gr126" draw:text-style-name="P7" draw:layer="layout" svg:width="14.886cm" svg:height="0.39cm" svg:x="3.2cm" svg:y="7.71cm">
          <draw:text-box>
            <text:p text:style-name="P3"><text:span text:style-name="T4">[R12]O sistema deve possuir mecanismos que garantam que o usuário não perca informações. O sistema </text:span></text:p>
          </draw:text-box>
        </draw:frame>
        <draw:frame draw:style-name="gr127" draw:text-style-name="P7" draw:layer="layout" svg:width="15.758cm" svg:height="0.39cm" svg:x="3.942cm" svg:y="8.21cm">
          <draw:text-box>
            <text:p text:style-name="P3"><text:span text:style-name="T4">precisa <text:s text:c="2"/>oferecer <text:s text:c="2"/>recursos <text:s text:c="2"/>que <text:s text:c="2"/>possibilitem <text:s text:c="2"/>que <text:s text:c="2"/>o <text:s text:c="2"/>usuário <text:s text:c="2"/>recupere <text:s text:c="2"/>o <text:s text:c="2"/>conteúdo <text:s text:c="2"/>da <text:s text:c="2"/>ferramenta <text:s text:c="2"/>de </text:span></text:p>
          </draw:text-box>
        </draw:frame>
        <draw:frame draw:style-name="gr128" draw:text-style-name="P9" draw:layer="layout" svg:width="3.257cm" svg:height="0.475cm" svg:x="2.443cm" svg:y="9.425cm">
          <draw:text-box>
            <text:p text:style-name="P3"><text:span text:style-name="T7">4.3Desempenho</text:span></text:p>
          </draw:text-box>
        </draw:frame>
        <draw:frame draw:style-name="gr129" draw:text-style-name="P9" draw:layer="layout" svg:width="3.473cm" svg:height="0.475cm" svg:x="2.427cm" svg:y="11.4cm">
          <draw:text-box>
            <text:p text:style-name="P3"><text:span text:style-name="T7">4.4Reusabilidade</text:span></text:p>
          </draw:text-box>
        </draw:frame>
        <draw:frame draw:style-name="gr130" draw:text-style-name="P7" draw:layer="layout" svg:width="2.114cm" svg:height="0.39cm" svg:x="3.8cm" svg:y="12.3cm">
          <draw:text-box>
            <text:p text:style-name="P3"><text:span text:style-name="T4">A ser definido.</text:span></text:p>
          </draw:text-box>
        </draw:frame>
        <draw:frame draw:style-name="gr107" draw:text-style-name="P9" draw:layer="layout" svg:width="2.766cm" svg:height="0.475cm" svg:x="2.4cm" svg:y="13.1cm">
          <draw:text-box>
            <text:p text:style-name="P3"><text:span text:style-name="T7">4.5Segurança</text:span></text:p>
          </draw:text-box>
        </draw:frame>
        <draw:frame draw:style-name="gr130" draw:text-style-name="P7" draw:layer="layout" svg:width="2.114cm" svg:height="0.39cm" svg:x="3.7cm" svg:y="13.91cm">
          <draw:text-box>
            <text:p text:style-name="P3"><text:span text:style-name="T4">A ser definido.</text:span></text:p>
          </draw:text-box>
        </draw:frame>
        <draw:frame draw:style-name="gr131" draw:text-style-name="P9" draw:layer="layout" svg:width="3.571cm" svg:height="0.475cm" svg:x="2.429cm" svg:y="14.725cm">
          <draw:text-box>
            <text:p text:style-name="P3"><text:span text:style-name="T7">4.6Acessibilidade</text:span></text:p>
          </draw:text-box>
        </draw:frame>
        <draw:frame draw:style-name="gr132" draw:text-style-name="P7" draw:layer="layout" svg:width="16.245cm" svg:height="0.39cm" svg:x="3.555cm" svg:y="15.41cm">
          <draw:text-box>
            <text:p text:style-name="P3"><text:span text:style-name="T4">[R17]A <text:s text:c="2"/>ferramenta <text:s text:c="2"/>deve <text:s text:c="2"/>seguir <text:s/>as <text:s text:c="2"/>normas <text:s text:c="2"/>de <text:s text:c="2"/>acessibilidade <text:s text:c="2"/>do <text:s/>Projeto <text:s/>Tidia, <text:s text:c="2"/>definido <text:s text:c="2"/>no <text:s/>Grupo <text:s text:c="2"/>de </text:span></text:p>
          </draw:text-box>
        </draw:frame>
        <draw:frame draw:style-name="gr133" draw:text-style-name="P7" draw:layer="layout" svg:width="11.356cm" svg:height="0.39cm" svg:x="4.4cm" svg:y="16.1cm">
          <draw:text-box>
            <text:p text:style-name="P3"><text:span text:style-name="T4">Trabalho IHC, que foram postadas no portal do Projeto Tidia-Ae na incubadora.</text:span></text:p>
          </draw:text-box>
        </draw:frame>
        <draw:frame draw:style-name="gr134" draw:text-style-name="P6" draw:layer="layout" svg:width="5.865cm" svg:height="0.556cm" svg:x="2.435cm" svg:y="20.9cm">
          <draw:text-box>
            <text:p text:style-name="P3"><text:span text:style-name="T2">5.Requisitos de Interface</text:span></text:p>
          </draw:text-box>
        </draw:frame>
        <draw:frame draw:style-name="gr135" draw:text-style-name="P9" draw:layer="layout" svg:width="5.666cm" svg:height="0.475cm" svg:x="2.544cm" svg:y="23.546cm">
          <draw:text-box>
            <text:p text:style-name="P3"><text:span text:style-name="T7">5.1Interfaces com o Usuário</text:span></text:p>
          </draw:text-box>
        </draw:frame>
        <draw:frame draw:style-name="gr136" draw:text-style-name="P7" draw:layer="layout" svg:width="14.764cm" svg:height="0.39cm" svg:x="3.814cm" svg:y="24.26cm">
          <draw:text-box>
            <text:p text:style-name="P3"><text:span text:style-name="T4">[R18]Interface baseada em linguagem de marcação HTML, gerada a partir de scripts, para utilização da </text:span></text:p>
          </draw:text-box>
        </draw:frame>
        <draw:frame draw:style-name="gr137" draw:text-style-name="P7" draw:layer="layout" svg:width="4.756cm" svg:height="0.39cm" svg:x="4.449cm" svg:y="24.684cm">
          <draw:text-box>
            <text:p text:style-name="P3"><text:span text:style-name="T4">ferramenta em navegadores Web.</text:span></text:p>
          </draw:text-box>
        </draw:frame>
        <draw:frame draw:style-name="gr34" draw:text-style-name="P7" draw:layer="layout" svg:width="1.827cm" svg:height="0.39cm" svg:x="2.544cm" svg:y="25.848cm">
          <draw:text-box>
            <text:p text:style-name="P3"><text:span text:style-name="T4">Confidencial</text:span></text:p>
          </draw:text-box>
        </draw:frame>
        <draw:frame draw:style-name="gr35" draw:text-style-name="P7" draw:layer="layout" svg:width="0.352cm" svg:height="0.352cm" svg:x="9.514cm" svg:y="25.925cm">
          <draw:text-box>
            <text:p text:style-name="P3"><text:span text:style-name="T6"></text:span></text:p>
          </draw:text-box>
        </draw:frame>
        <draw:frame draw:style-name="gr36" draw:text-style-name="P7" draw:layer="layout" svg:width="2.14cm" svg:height="0.39cm" svg:x="9.793cm" svg:y="25.855cm">
          <draw:text-box>
            <text:p text:style-name="P3"><text:span text:style-name="T4">FAPESP, 2012</text:span></text:p>
          </draw:text-box>
        </draw:frame>
        <draw:frame draw:style-name="gr37" draw:text-style-name="P7" draw:layer="layout" svg:width="1.23cm" svg:height="0.39cm" svg:x="17.674cm" svg:y="25.848cm">
          <draw:text-box>
            <text:p text:style-name="P3"><text:span text:style-name="T4">Página 6</text:span></text:p>
          </draw:text-box>
        </draw:frame>
        <draw:frame draw:style-name="gr138" draw:text-style-name="P11" draw:layer="layout" svg:width="16.2cm" svg:height="0.8cm" svg:x="3.4cm" svg:y="8.6cm">
          <draw:text-box>
            <text:p><text:span text:style-name="T10">[R13] O sistema deve passar confiança ao usuário </text:span></text:p>
          </draw:text-box>
        </draw:frame>
        <draw:frame draw:style-name="gr139" draw:text-style-name="P11" draw:layer="layout" svg:width="15.1cm" svg:height="0.5cm" svg:x="3.1cm" svg:y="10.1cm">
          <draw:text-box>
            <text:p><text:span text:style-name="T10">[R14]O sistema deve ter um tempo de resposta rápido, sem deixar o usuário esperar uma tela aparecer</text:span></text:p>
          </draw:text-box>
        </draw:frame>
      </draw:page>
      <draw:page draw:name="page7" draw:style-name="dp1" draw:master-page-name="master-page28">
        <draw:polygon draw:style-name="gr10" draw:text-style-name="P2" draw:layer="layout" svg:width="11.258cm" svg:height="0.017cm" svg:x="2.331cm" svg:y="1.27cm" svg:viewBox="0 0 11259 18" draw:points="0,0 11259,0 11259,18 0,18">
          <text:p/>
        </draw:polygon>
        <draw:polygon draw:style-name="gr10" draw:text-style-name="P2" draw:layer="layout" svg:width="5.644cm" svg:height="0.017cm" svg:x="13.589cm" svg:y="1.27cm" svg:viewBox="0 0 5645 18" draw:points="0,0 5645,0 5645,18 0,18">
          <text:p/>
        </draw:polygon>
        <draw:polygon draw:style-name="gr10" draw:text-style-name="P2" draw:layer="layout" svg:width="11.24cm" svg:height="0.018cm" svg:x="2.349cm" svg:y="1.781cm" svg:viewBox="0 0 11241 19" draw:points="0,0 11241,0 11241,19 0,19">
          <text:p/>
        </draw:polygon>
        <draw:polygon draw:style-name="gr10" draw:text-style-name="P2" draw:layer="layout" svg:width="5.626cm" svg:height="0.018cm" svg:x="13.589cm" svg:y="1.781cm" svg:viewBox="0 0 5627 19" draw:points="0,0 5627,0 5627,19 0,19">
          <text:p/>
        </draw:polygon>
        <draw:polygon draw:style-name="gr10" draw:text-style-name="P2" draw:layer="layout" svg:width="11.24cm" svg:height="0.018cm" svg:x="2.349cm" svg:y="2.222cm" svg:viewBox="0 0 11241 19" draw:points="0,0 11241,0 11241,19 0,19">
          <text:p/>
        </draw:polygon>
        <draw:polygon draw:style-name="gr10" draw:text-style-name="P2" draw:layer="layout" svg:width="5.626cm" svg:height="0.018cm" svg:x="13.589cm" svg:y="2.222cm" svg:viewBox="0 0 5627 19" draw:points="0,0 5627,0 5627,19 0,19">
          <text:p/>
        </draw:polygon>
        <draw:polygon draw:style-name="gr10" draw:text-style-name="P2" draw:layer="layout" svg:width="16.902cm" svg:height="0.018cm" svg:x="2.331cm" svg:y="2.663cm" svg:viewBox="0 0 16903 19" draw:points="0,0 16903,0 16903,19 0,19">
          <text:p/>
        </draw:polygon>
        <draw:polygon draw:style-name="gr10" draw:text-style-name="P2" draw:layer="layout" svg:width="0.018cm" svg:height="0.511cm" svg:x="2.331cm" svg:y="1.27cm" svg:viewBox="0 0 19 512" draw:points="0,0 0,512 19,512 19,0">
          <text:p/>
        </draw:polygon>
        <draw:polygon draw:style-name="gr10" draw:text-style-name="P2" draw:layer="layout" svg:width="0.018cm" svg:height="0.441cm" svg:x="2.331cm" svg:y="1.781cm" svg:viewBox="0 0 19 442" draw:points="0,0 0,442 19,442 19,0">
          <text:p/>
        </draw:polygon>
        <draw:polygon draw:style-name="gr10" draw:text-style-name="P2" draw:layer="layout" svg:width="0.018cm" svg:height="0.459cm" svg:x="2.331cm" svg:y="2.222cm" svg:viewBox="0 0 19 460" draw:points="0,0 0,460 19,460 19,0">
          <text:p/>
        </draw:polygon>
        <draw:polygon draw:style-name="gr10" draw:text-style-name="P2" draw:layer="layout" svg:width="0.018cm" svg:height="0.494cm" svg:x="13.581cm" svg:y="1.287cm" svg:viewBox="0 0 19 495" draw:points="0,0 0,495 19,495 19,0">
          <text:p/>
        </draw:polygon>
        <draw:polygon draw:style-name="gr10" draw:text-style-name="P2" draw:layer="layout" svg:width="0.018cm" svg:height="0.441cm" svg:x="13.581cm" svg:y="1.781cm" svg:viewBox="0 0 19 442" draw:points="0,0 0,442 19,442 19,0">
          <text:p/>
        </draw:polygon>
        <draw:polygon draw:style-name="gr10" draw:text-style-name="P2" draw:layer="layout" svg:width="0.018cm" svg:height="0.511cm" svg:x="19.215cm" svg:y="1.27cm" svg:viewBox="0 0 19 512" draw:points="0,0 0,512 19,512 19,0">
          <text:p/>
        </draw:polygon>
        <draw:polygon draw:style-name="gr10" draw:text-style-name="P2" draw:layer="layout" svg:width="0.018cm" svg:height="0.441cm" svg:x="19.215cm" svg:y="1.781cm" svg:viewBox="0 0 19 442" draw:points="0,0 0,442 19,442 19,0">
          <text:p/>
        </draw:polygon>
        <draw:polygon draw:style-name="gr10" draw:text-style-name="P2" draw:layer="layout" svg:width="0.018cm" svg:height="0.459cm" svg:x="19.215cm" svg:y="2.222cm" svg:viewBox="0 0 19 460" draw:points="0,0 0,460 19,460 19,0">
          <text:p/>
        </draw:polygon>
        <draw:frame draw:style-name="gr39" draw:text-style-name="P7" draw:layer="layout" svg:width="1.67cm" svg:height="0.39cm" svg:x="2.533cm" svg:y="1.319cm">
          <draw:text-box>
            <text:p text:style-name="P3"><text:span text:style-name="T4">TIDIA - Ae</text:span></text:p>
          </draw:text-box>
        </draw:frame>
        <draw:frame draw:style-name="gr12" draw:text-style-name="P7" draw:layer="layout" svg:width="2.699cm" svg:height="0.39cm" svg:x="13.783cm" svg:y="1.39cm">
          <draw:text-box>
            <text:p text:style-name="P3"><text:span text:style-name="T4"><text:s text:c="2"/></text:span><text:span text:style-name="T4">Versão: <text:s text:c="10"/>1.2</text:span></text:p>
          </draw:text-box>
        </draw:frame>
        <draw:frame draw:style-name="gr13" draw:text-style-name="P7" draw:layer="layout" svg:width="5.747cm" svg:height="0.39cm" svg:x="2.533cm" svg:y="1.831cm">
          <draw:text-box>
            <text:p text:style-name="P3"><text:span text:style-name="T4">Especificação de Requisitos de Software</text:span></text:p>
          </draw:text-box>
        </draw:frame>
        <draw:frame draw:style-name="gr40" draw:text-style-name="P7" draw:layer="layout" svg:width="2.546cm" svg:height="0.39cm" svg:x="13.783cm" svg:y="1.831cm">
          <draw:text-box>
            <text:p text:style-name="P3"><text:span text:style-name="T4"><text:s text:c="2"/></text:span><text:span text:style-name="T4">Data: 29/Ago/06</text:span></text:p>
          </draw:text-box>
        </draw:frame>
        <draw:frame draw:style-name="gr15" draw:text-style-name="P7" draw:layer="layout" svg:width="4.168cm" svg:height="0.39cm" svg:x="2.533cm" svg:y="2.272cm">
          <draw:text-box>
            <text:p text:style-name="P3"><text:span text:style-name="T4">Ferramenta Lista de Presença</text:span></text:p>
          </draw:text-box>
        </draw:frame>
        <draw:frame draw:style-name="gr140" draw:text-style-name="P9" draw:layer="layout" svg:width="5.268cm" svg:height="0.475cm" svg:x="2.544cm" svg:y="3.12cm">
          <draw:text-box>
            <text:p text:style-name="P3"><text:span text:style-name="T7">5.2Interfaces de Hardware</text:span></text:p>
          </draw:text-box>
        </draw:frame>
        <draw:frame draw:style-name="gr141" draw:text-style-name="P9" draw:layer="layout" svg:width="5.124cm" svg:height="0.475cm" svg:x="2.544cm" svg:y="4.242cm">
          <draw:text-box>
            <text:p text:style-name="P3"><text:span text:style-name="T7">5.3Interfaces de Software</text:span></text:p>
          </draw:text-box>
        </draw:frame>
        <draw:frame draw:style-name="gr142" draw:text-style-name="P9" draw:layer="layout" svg:width="6.115cm" svg:height="0.475cm" svg:x="2.544cm" svg:y="5.364cm">
          <draw:text-box>
            <text:p text:style-name="P3"><text:span text:style-name="T7">5.4Interfaces de Comunicação</text:span></text:p>
          </draw:text-box>
        </draw:frame>
        <draw:frame draw:style-name="gr143" draw:text-style-name="P6" draw:layer="layout" svg:width="7.338cm" svg:height="0.556cm" svg:x="2.544cm" svg:y="7.053cm">
          <draw:text-box>
            <text:p text:style-name="P3"><text:span text:style-name="T2">6.Requisitos de Documentação</text:span></text:p>
          </draw:text-box>
        </draw:frame>
        <draw:frame draw:style-name="gr144" draw:text-style-name="P9" draw:layer="layout" svg:width="4.367cm" svg:height="0.475cm" svg:x="2.544cm" svg:y="8.253cm">
          <draw:text-box>
            <text:p text:style-name="P3"><text:span text:style-name="T7">6.1Manual de Usuário</text:span></text:p>
          </draw:text-box>
        </draw:frame>
        <draw:frame draw:style-name="gr145" draw:text-style-name="P7" draw:layer="layout" svg:width="15.314cm" svg:height="0.39cm" svg:x="3.814cm" svg:y="8.967cm">
          <draw:text-box>
            <text:p text:style-name="P3"><text:span text:style-name="T4">[R19]O Manual precisar ser uma referência completa do sistema com o qual o usuário possa aprender todas </text:span></text:p>
          </draw:text-box>
        </draw:frame>
        <draw:frame draw:style-name="gr146" draw:text-style-name="P7" draw:layer="layout" svg:width="8.045cm" svg:height="0.39cm" svg:x="4.449cm" svg:y="9.391cm">
          <draw:text-box>
            <text:p text:style-name="P3"><text:span text:style-name="T4">as funcionalidades, bem como os elementos de interface.</text:span></text:p>
          </draw:text-box>
        </draw:frame>
        <draw:frame draw:style-name="gr147" draw:text-style-name="P7" draw:layer="layout" svg:width="14.23cm" svg:height="0.39cm" svg:x="3.814cm" svg:y="10.026cm">
          <draw:text-box>
            <text:p text:style-name="P3"><text:span text:style-name="T4">[R20]O manual deve possibilitar que o usuário esclareça uma dúvida o mais rápido possível (seções </text:span></text:p>
          </draw:text-box>
        </draw:frame>
        <draw:frame draw:style-name="gr148" draw:text-style-name="P7" draw:layer="layout" svg:width="11.534cm" svg:height="0.39cm" svg:x="4.449cm" svg:y="10.449cm">
          <draw:text-box>
            <text:p text:style-name="P3"><text:span text:style-name="T4">especiais com perguntas mais freqüentes). Ele deve ser o mais completo possível.</text:span></text:p>
          </draw:text-box>
        </draw:frame>
        <draw:frame draw:style-name="gr149" draw:text-style-name="P9" draw:layer="layout" svg:width="3.351cm" svg:height="0.475cm" svg:x="2.544cm" svg:y="11.491cm">
          <draw:text-box>
            <text:p text:style-name="P3"><text:span text:style-name="T7">6.2Ajuda </text:span><text:span text:style-name="T11">On-line</text:span></text:p>
          </draw:text-box>
        </draw:frame>
        <draw:frame draw:style-name="gr150" draw:text-style-name="P7" draw:layer="layout" svg:width="14.755cm" svg:height="0.39cm" svg:x="3.814cm" svg:y="12.206cm">
          <draw:text-box>
            <text:p text:style-name="P3"><text:span text:style-name="T4">[R21]O sistema deve oferecer uma ajuda on-line contendo informações expressas de forma simples que </text:span></text:p>
          </draw:text-box>
        </draw:frame>
        <draw:frame draw:style-name="gr151" draw:text-style-name="P7" draw:layer="layout" svg:width="7.546cm" svg:height="0.39cm" svg:x="4.449cm" svg:y="12.629cm">
          <draw:text-box>
            <text:p text:style-name="P3"><text:span text:style-name="T4">efetivamente auxiliem o usuário a efetuar uma tarefa.</text:span></text:p>
          </draw:text-box>
        </draw:frame>
        <draw:frame draw:style-name="gr152" draw:text-style-name="P7" draw:layer="layout" svg:width="14.603cm" svg:height="0.39cm" svg:x="3.814cm" svg:y="13.264cm">
          <draw:text-box>
            <text:p text:style-name="P3"><text:span text:style-name="T4">[R22]O sistema deve oferecer um sistema de ajuda que ofereça informações de acordo com o contexto.</text:span></text:p>
          </draw:text-box>
        </draw:frame>
        <draw:frame draw:style-name="gr153" draw:text-style-name="P7" draw:layer="layout" svg:width="14.946cm" svg:height="0.39cm" svg:x="3.814cm" svg:y="13.899cm">
          <draw:text-box>
            <text:p text:style-name="P3"><text:span text:style-name="T4">[R23]O sistema deve oferecer um sistema de ajuda que tenha uma pequena quantidade de informações, e </text:span></text:p>
          </draw:text-box>
        </draw:frame>
        <draw:frame draw:style-name="gr154" draw:text-style-name="P7" draw:layer="layout" svg:width="9.9cm" svg:height="0.39cm" svg:x="4.449cm" svg:y="14.322cm">
          <draw:text-box>
            <text:p text:style-name="P3"><text:span text:style-name="T4">que só exiba informações detalhadas quando requisitado pelo usuário.</text:span></text:p>
          </draw:text-box>
        </draw:frame>
        <draw:frame draw:style-name="gr155" draw:text-style-name="P6" draw:layer="layout" svg:width="5.641cm" svg:height="0.556cm" svg:x="2.544cm" svg:y="15.368cm">
          <draw:text-box>
            <text:p text:style-name="P3"><text:span text:style-name="T2">7.Requisitos de Licença</text:span></text:p>
          </draw:text-box>
        </draw:frame>
        <draw:frame draw:style-name="gr156" draw:text-style-name="P7" draw:layer="layout" svg:width="16.199cm" svg:height="0.39cm" svg:x="3.814cm" svg:y="16.16cm">
          <draw:text-box>
            <text:p text:style-name="P3"><text:span text:style-name="T4">[R24]A <text:s text:c="2"/>ferramenta <text:s text:c="2"/>Lista <text:s text:c="2"/>de <text:s text:c="2"/>Presença <text:s text:c="2"/>deverá <text:s text:c="2"/>ser <text:s text:c="2"/>distribuída <text:s text:c="2"/>sob <text:s text:c="2"/>a <text:s text:c="2"/>licença <text:s text:c="2"/>GNU/GPL, <text:s text:c="2"/>devendo <text:s text:c="2"/>ser </text:span></text:p>
          </draw:text-box>
        </draw:frame>
        <draw:frame draw:style-name="gr157" draw:text-style-name="P7" draw:layer="layout" svg:width="12.079cm" svg:height="0.39cm" svg:x="4.449cm" svg:y="16.584cm">
          <draw:text-box>
            <text:p text:style-name="P3"><text:span text:style-name="T4">asseguradas às liberdades de</text:span><text:span text:style-name="T9"> uso</text:span><text:span text:style-name="T4">, </text:span><text:span text:style-name="T9">acesso ao código fonte</text:span><text:span text:style-name="T4">, </text:span><text:span text:style-name="T9">distribuição</text:span><text:span text:style-name="T4"> e </text:span><text:span text:style-name="T9">modificação</text:span><text:span text:style-name="T4">.</text:span></text:p>
          </draw:text-box>
        </draw:frame>
        <draw:frame draw:style-name="gr158" draw:text-style-name="P6" draw:layer="layout" svg:width="6.551cm" svg:height="0.556cm" svg:x="2.544cm" svg:y="17.629cm">
          <draw:text-box>
            <text:p text:style-name="P3"><text:span text:style-name="T2">8.Informações para Suporte</text:span></text:p>
          </draw:text-box>
        </draw:frame>
        <draw:frame draw:style-name="gr130" draw:text-style-name="P7" draw:layer="layout" svg:width="2.114cm" svg:height="0.39cm" svg:x="3.814cm" svg:y="18.563cm">
          <draw:text-box>
            <text:p text:style-name="P3"><text:span text:style-name="T4">A ser definido.</text:span></text:p>
          </draw:text-box>
        </draw:frame>
        <draw:polygon draw:style-name="gr10" draw:text-style-name="P2" draw:layer="layout" svg:width="7.257cm" svg:height="0.017cm" svg:x="2.776cm" svg:y="20.722cm" svg:viewBox="0 0 7258 18" draw:points="0,0 7258,0 7258,18 0,18">
          <text:p/>
        </draw:polygon>
        <draw:polygon draw:style-name="gr10" draw:text-style-name="P2" draw:layer="layout" svg:width="8.265cm" svg:height="0.017cm" svg:x="10.033cm" svg:y="20.722cm" svg:viewBox="0 0 8266 18" draw:points="0,0 8266,0 8266,18 0,18">
          <text:p/>
        </draw:polygon>
        <draw:polygon draw:style-name="gr10" draw:text-style-name="P2" draw:layer="layout" svg:width="7.239cm" svg:height="0.017cm" svg:x="2.794cm" svg:y="21.304cm" svg:viewBox="0 0 7240 18" draw:points="0,0 7240,0 7240,18 0,18">
          <text:p/>
        </draw:polygon>
        <draw:polygon draw:style-name="gr10" draw:text-style-name="P2" draw:layer="layout" svg:width="8.247cm" svg:height="0.017cm" svg:x="10.033cm" svg:y="21.304cm" svg:viewBox="0 0 8248 18" draw:points="0,0 8248,0 8248,18 0,18">
          <text:p/>
        </draw:polygon>
        <draw:polygon draw:style-name="gr10" draw:text-style-name="P2" draw:layer="layout" svg:width="7.239cm" svg:height="0.017cm" svg:x="2.794cm" svg:y="21.886cm" svg:viewBox="0 0 7240 18" draw:points="0,0 7240,0 7240,18 0,18">
          <text:p/>
        </draw:polygon>
        <draw:polygon draw:style-name="gr10" draw:text-style-name="P2" draw:layer="layout" svg:width="8.247cm" svg:height="0.017cm" svg:x="10.033cm" svg:y="21.886cm" svg:viewBox="0 0 8248 18" draw:points="0,0 8248,0 8248,18 0,18">
          <text:p/>
        </draw:polygon>
        <draw:polygon draw:style-name="gr10" draw:text-style-name="P2" draw:layer="layout" svg:width="7.239cm" svg:height="0.018cm" svg:x="2.794cm" svg:y="22.468cm" svg:viewBox="0 0 7240 19" draw:points="0,0 7240,0 7240,19 0,19">
          <text:p/>
        </draw:polygon>
        <draw:polygon draw:style-name="gr10" draw:text-style-name="P2" draw:layer="layout" svg:width="8.247cm" svg:height="0.018cm" svg:x="10.033cm" svg:y="22.468cm" svg:viewBox="0 0 8248 19" draw:points="0,0 8248,0 8248,19 0,19">
          <text:p/>
        </draw:polygon>
        <draw:polygon draw:style-name="gr10" draw:text-style-name="P2" draw:layer="layout" svg:width="7.239cm" svg:height="0.018cm" svg:x="2.794cm" svg:y="23.05cm" svg:viewBox="0 0 7240 19" draw:points="0,0 7240,0 7240,19 0,19">
          <text:p/>
        </draw:polygon>
        <draw:polygon draw:style-name="gr10" draw:text-style-name="P2" draw:layer="layout" svg:width="8.247cm" svg:height="0.018cm" svg:x="10.033cm" svg:y="23.05cm" svg:viewBox="0 0 8248 19" draw:points="0,0 8248,0 8248,19 0,19">
          <text:p/>
        </draw:polygon>
        <draw:polygon draw:style-name="gr10" draw:text-style-name="P2" draw:layer="layout" svg:width="7.239cm" svg:height="0.018cm" svg:x="2.794cm" svg:y="23.632cm" svg:viewBox="0 0 7240 19" draw:points="0,0 7240,0 7240,19 0,19">
          <text:p/>
        </draw:polygon>
        <draw:polygon draw:style-name="gr10" draw:text-style-name="P2" draw:layer="layout" svg:width="8.247cm" svg:height="0.018cm" svg:x="10.033cm" svg:y="23.632cm" svg:viewBox="0 0 8248 19" draw:points="0,0 8248,0 8248,19 0,19">
          <text:p/>
        </draw:polygon>
        <draw:polygon draw:style-name="gr10" draw:text-style-name="P2" draw:layer="layout" svg:width="7.239cm" svg:height="0.018cm" svg:x="2.794cm" svg:y="24.214cm" svg:viewBox="0 0 7240 19" draw:points="0,0 7240,0 7240,19 0,19">
          <text:p/>
        </draw:polygon>
        <draw:polygon draw:style-name="gr10" draw:text-style-name="P2" draw:layer="layout" svg:width="8.247cm" svg:height="0.018cm" svg:x="10.033cm" svg:y="24.214cm" svg:viewBox="0 0 8248 19" draw:points="0,0 8248,0 8248,19 0,19">
          <text:p/>
        </draw:polygon>
        <draw:polygon draw:style-name="gr10" draw:text-style-name="P2" draw:layer="layout" svg:width="7.239cm" svg:height="0.018cm" svg:x="2.794cm" svg:y="24.796cm" svg:viewBox="0 0 7240 19" draw:points="0,0 7240,0 7240,19 0,19">
          <text:p/>
        </draw:polygon>
        <draw:polygon draw:style-name="gr10" draw:text-style-name="P2" draw:layer="layout" svg:width="8.247cm" svg:height="0.018cm" svg:x="10.033cm" svg:y="24.796cm" svg:viewBox="0 0 8248 19" draw:points="0,0 8248,0 8248,19 0,19">
          <text:p/>
        </draw:polygon>
        <draw:polygon draw:style-name="gr10" draw:text-style-name="P2" draw:layer="layout" svg:width="7.257cm" svg:height="0.018cm" svg:x="2.776cm" svg:y="25.378cm" svg:viewBox="0 0 7258 19" draw:points="0,0 7258,0 7258,19 0,19">
          <text:p/>
        </draw:polygon>
        <draw:polygon draw:style-name="gr10" draw:text-style-name="P2" draw:layer="layout" svg:width="8.265cm" svg:height="0.018cm" svg:x="10.033cm" svg:y="25.378cm" svg:viewBox="0 0 8266 19" draw:points="0,0 8266,0 8266,19 0,19">
          <text:p/>
        </draw:polygon>
        <draw:polygon draw:style-name="gr10" draw:text-style-name="P2" draw:layer="layout" svg:width="0.018cm" svg:height="0.582cm" svg:x="2.776cm" svg:y="20.722cm" svg:viewBox="0 0 19 583" draw:points="0,0 0,583 19,583 19,0">
          <text:p/>
        </draw:polygon>
        <draw:polygon draw:style-name="gr10" draw:text-style-name="P2" draw:layer="layout" svg:width="0.018cm" svg:height="0.582cm" svg:x="2.776cm" svg:y="21.304cm" svg:viewBox="0 0 19 583" draw:points="0,0 0,583 19,583 19,0">
          <text:p/>
        </draw:polygon>
        <draw:polygon draw:style-name="gr10" draw:text-style-name="P2" draw:layer="layout" svg:width="0.018cm" svg:height="0.582cm" svg:x="2.776cm" svg:y="21.886cm" svg:viewBox="0 0 19 583" draw:points="0,0 0,583 19,583 19,0">
          <text:p/>
        </draw:polygon>
        <draw:polygon draw:style-name="gr10" draw:text-style-name="P2" draw:layer="layout" svg:width="0.018cm" svg:height="0.582cm" svg:x="2.776cm" svg:y="22.468cm" svg:viewBox="0 0 19 583" draw:points="0,0 0,583 19,583 19,0">
          <text:p/>
        </draw:polygon>
        <draw:polygon draw:style-name="gr10" draw:text-style-name="P2" draw:layer="layout" svg:width="0.018cm" svg:height="0.582cm" svg:x="2.776cm" svg:y="23.05cm" svg:viewBox="0 0 19 583" draw:points="0,0 0,583 19,583 19,0">
          <text:p/>
        </draw:polygon>
        <draw:polygon draw:style-name="gr10" draw:text-style-name="P2" draw:layer="layout" svg:width="0.018cm" svg:height="0.582cm" svg:x="2.776cm" svg:y="23.632cm" svg:viewBox="0 0 19 583" draw:points="0,0 0,583 19,583 19,0">
          <text:p/>
        </draw:polygon>
        <draw:polygon draw:style-name="gr10" draw:text-style-name="P2" draw:layer="layout" svg:width="0.018cm" svg:height="0.582cm" svg:x="2.776cm" svg:y="24.214cm" svg:viewBox="0 0 19 583" draw:points="0,0 0,583 19,583 19,0">
          <text:p/>
        </draw:polygon>
        <draw:polygon draw:style-name="gr10" draw:text-style-name="P2" draw:layer="layout" svg:width="0.018cm" svg:height="0.6cm" svg:x="2.776cm" svg:y="24.796cm" svg:viewBox="0 0 19 601" draw:points="0,0 0,601 19,601 19,0">
          <text:p/>
        </draw:polygon>
        <draw:polygon draw:style-name="gr10" draw:text-style-name="P2" draw:layer="layout" svg:width="0.018cm" svg:height="0.565cm" svg:x="10.025cm" svg:y="20.739cm" svg:viewBox="0 0 19 566" draw:points="0,0 0,566 19,566 19,0">
          <text:p/>
        </draw:polygon>
        <draw:polygon draw:style-name="gr10" draw:text-style-name="P2" draw:layer="layout" svg:width="0.018cm" svg:height="0.582cm" svg:x="10.025cm" svg:y="21.304cm" svg:viewBox="0 0 19 583" draw:points="0,0 0,583 19,583 19,0">
          <text:p/>
        </draw:polygon>
        <draw:polygon draw:style-name="gr10" draw:text-style-name="P2" draw:layer="layout" svg:width="0.018cm" svg:height="0.582cm" svg:x="10.025cm" svg:y="21.886cm" svg:viewBox="0 0 19 583" draw:points="0,0 0,583 19,583 19,0">
          <text:p/>
        </draw:polygon>
        <draw:polygon draw:style-name="gr10" draw:text-style-name="P2" draw:layer="layout" svg:width="0.018cm" svg:height="0.582cm" svg:x="10.025cm" svg:y="22.468cm" svg:viewBox="0 0 19 583" draw:points="0,0 0,583 19,583 19,0">
          <text:p/>
        </draw:polygon>
        <draw:polygon draw:style-name="gr10" draw:text-style-name="P2" draw:layer="layout" svg:width="0.018cm" svg:height="0.582cm" svg:x="10.025cm" svg:y="23.05cm" svg:viewBox="0 0 19 583" draw:points="0,0 0,583 19,583 19,0">
          <text:p/>
        </draw:polygon>
        <draw:polygon draw:style-name="gr10" draw:text-style-name="P2" draw:layer="layout" svg:width="0.018cm" svg:height="0.582cm" svg:x="10.025cm" svg:y="23.632cm" svg:viewBox="0 0 19 583" draw:points="0,0 0,583 19,583 19,0">
          <text:p/>
        </draw:polygon>
        <draw:polygon draw:style-name="gr10" draw:text-style-name="P2" draw:layer="layout" svg:width="0.018cm" svg:height="0.582cm" svg:x="10.025cm" svg:y="24.214cm" svg:viewBox="0 0 19 583" draw:points="0,0 0,583 19,583 19,0">
          <text:p/>
        </draw:polygon>
        <draw:polygon draw:style-name="gr10" draw:text-style-name="P2" draw:layer="layout" svg:width="0.018cm" svg:height="0.582cm" svg:x="10.025cm" svg:y="24.796cm" svg:viewBox="0 0 19 583" draw:points="0,0 0,583 19,583 19,0">
          <text:p/>
        </draw:polygon>
        <draw:polygon draw:style-name="gr10" draw:text-style-name="P2" draw:layer="layout" svg:width="0.018cm" svg:height="0.582cm" svg:x="18.28cm" svg:y="20.722cm" svg:viewBox="0 0 19 583" draw:points="0,0 0,583 19,583 19,0">
          <text:p/>
        </draw:polygon>
        <draw:polygon draw:style-name="gr10" draw:text-style-name="P2" draw:layer="layout" svg:width="0.018cm" svg:height="0.582cm" svg:x="18.28cm" svg:y="21.304cm" svg:viewBox="0 0 19 583" draw:points="0,0 0,583 19,583 19,0">
          <text:p/>
        </draw:polygon>
        <draw:polygon draw:style-name="gr10" draw:text-style-name="P2" draw:layer="layout" svg:width="0.018cm" svg:height="0.582cm" svg:x="18.28cm" svg:y="21.886cm" svg:viewBox="0 0 19 583" draw:points="0,0 0,583 19,583 19,0">
          <text:p/>
        </draw:polygon>
        <draw:polygon draw:style-name="gr10" draw:text-style-name="P2" draw:layer="layout" svg:width="0.018cm" svg:height="0.582cm" svg:x="18.28cm" svg:y="22.468cm" svg:viewBox="0 0 19 583" draw:points="0,0 0,583 19,583 19,0">
          <text:p/>
        </draw:polygon>
        <draw:polygon draw:style-name="gr10" draw:text-style-name="P2" draw:layer="layout" svg:width="0.018cm" svg:height="0.582cm" svg:x="18.28cm" svg:y="23.05cm" svg:viewBox="0 0 19 583" draw:points="0,0 0,583 19,583 19,0">
          <text:p/>
        </draw:polygon>
        <draw:polygon draw:style-name="gr10" draw:text-style-name="P2" draw:layer="layout" svg:width="0.018cm" svg:height="0.582cm" svg:x="18.28cm" svg:y="23.632cm" svg:viewBox="0 0 19 583" draw:points="0,0 0,583 19,583 19,0">
          <text:p/>
        </draw:polygon>
        <draw:polygon draw:style-name="gr10" draw:text-style-name="P2" draw:layer="layout" svg:width="0.018cm" svg:height="0.582cm" svg:x="18.28cm" svg:y="24.214cm" svg:viewBox="0 0 19 583" draw:points="0,0 0,583 19,583 19,0">
          <text:p/>
        </draw:polygon>
        <draw:polygon draw:style-name="gr10" draw:text-style-name="P2" draw:layer="layout" svg:width="0.018cm" svg:height="0.6cm" svg:x="18.28cm" svg:y="24.796cm" svg:viewBox="0 0 19 601" draw:points="0,0 0,601 19,601 19,0">
          <text:p/>
        </draw:polygon>
        <draw:frame draw:style-name="gr159" draw:text-style-name="P6" draw:layer="layout" svg:width="11.381cm" svg:height="0.556cm" svg:x="2.544cm" svg:y="19.397cm">
          <draw:text-box>
            <text:p text:style-name="P3"><text:span text:style-name="T2">9.Mapeamento de Requisitos com Casos de Uso</text:span></text:p>
          </draw:text-box>
        </draw:frame>
        <draw:frame draw:style-name="gr160" draw:text-style-name="P7" draw:layer="layout" svg:width="1.564cm" svg:height="0.39cm" svg:x="5.567cm" svg:y="20.912cm">
          <draw:text-box>
            <text:p text:style-name="P3"><text:span text:style-name="T5">Requisitos</text:span></text:p>
          </draw:text-box>
        </draw:frame>
        <draw:frame draw:style-name="gr161" draw:text-style-name="P7" draw:layer="layout" svg:width="1.979cm" svg:height="0.39cm" svg:x="13.173cm" svg:y="20.912cm">
          <draw:text-box>
            <text:p text:style-name="P3"><text:span text:style-name="T5">Casos de Uso</text:span></text:p>
          </draw:text-box>
        </draw:frame>
        <draw:frame draw:style-name="gr162" draw:text-style-name="P7" draw:layer="layout" svg:width="1.386cm" svg:height="0.39cm" svg:x="2.91cm" svg:y="21.494cm">
          <draw:text-box>
            <text:p text:style-name="P3"><text:span text:style-name="T4">[R2] [R9]</text:span></text:p>
          </draw:text-box>
        </draw:frame>
        <draw:frame draw:style-name="gr163" draw:text-style-name="P7" draw:layer="layout" svg:width="3.215cm" svg:height="0.39cm" svg:x="10.16cm" svg:y="21.494cm">
          <draw:text-box>
            <text:p text:style-name="P3"><text:span text:style-name="T4">4.1.Executar Chamada</text:span></text:p>
          </draw:text-box>
        </draw:frame>
        <draw:frame draw:style-name="gr164" draw:text-style-name="P7" draw:layer="layout" svg:width="0.65cm" svg:height="0.39cm" svg:x="2.91cm" svg:y="22.076cm">
          <draw:text-box>
            <text:p text:style-name="P3"><text:span text:style-name="T4">[R4]</text:span></text:p>
          </draw:text-box>
        </draw:frame>
        <draw:frame draw:style-name="gr165" draw:text-style-name="P7" draw:layer="layout" svg:width="3.977cm" svg:height="0.39cm" svg:x="10.16cm" svg:y="22.076cm">
          <draw:text-box>
            <text:p text:style-name="P3"><text:span text:style-name="T4">4.2.Desconsiderar Chamada</text:span></text:p>
          </draw:text-box>
        </draw:frame>
        <draw:frame draw:style-name="gr162" draw:text-style-name="P7" draw:layer="layout" svg:width="1.386cm" svg:height="0.39cm" svg:x="2.91cm" svg:y="22.659cm">
          <draw:text-box>
            <text:p text:style-name="P3"><text:span text:style-name="T4">[R5] [R8]</text:span></text:p>
          </draw:text-box>
        </draw:frame>
        <draw:frame draw:style-name="gr166" draw:text-style-name="P7" draw:layer="layout" svg:width="4.54cm" svg:height="0.39cm" svg:x="10.16cm" svg:y="22.659cm">
          <draw:text-box>
            <text:p text:style-name="P3"><text:span text:style-name="T4">4.3.Visualizar Lista de Presença</text:span></text:p>
          </draw:text-box>
        </draw:frame>
        <draw:frame draw:style-name="gr164" draw:text-style-name="P7" draw:layer="layout" svg:width="0.65cm" svg:height="0.39cm" svg:x="2.91cm" svg:y="23.241cm">
          <draw:text-box>
            <text:p text:style-name="P3"><text:span text:style-name="T4">[R3]</text:span></text:p>
          </draw:text-box>
        </draw:frame>
        <draw:frame draw:style-name="gr167" draw:text-style-name="P7" draw:layer="layout" svg:width="4.235cm" svg:height="0.39cm" svg:x="10.16cm" svg:y="23.241cm">
          <draw:text-box>
            <text:p text:style-name="P3"><text:span text:style-name="T4">4.4.Alterar presenças por data</text:span></text:p>
          </draw:text-box>
        </draw:frame>
        <draw:frame draw:style-name="gr164" draw:text-style-name="P7" draw:layer="layout" svg:width="0.65cm" svg:height="0.39cm" svg:x="2.91cm" svg:y="23.823cm">
          <draw:text-box>
            <text:p text:style-name="P3"><text:span text:style-name="T4">[R6]</text:span></text:p>
          </draw:text-box>
        </draw:frame>
        <draw:frame draw:style-name="gr168" draw:text-style-name="P7" draw:layer="layout" svg:width="5.315cm" svg:height="0.39cm" svg:x="10.16cm" svg:y="23.823cm">
          <draw:text-box>
            <text:p text:style-name="P3"><text:span text:style-name="T4">4.5.Alterar presenças por participante</text:span></text:p>
          </draw:text-box>
        </draw:frame>
        <draw:frame draw:style-name="gr162" draw:text-style-name="P7" draw:layer="layout" svg:width="1.386cm" svg:height="0.39cm" svg:x="2.91cm" svg:y="24.405cm">
          <draw:text-box>
            <text:p text:style-name="P3"><text:span text:style-name="T4">[R7] [R8]</text:span></text:p>
          </draw:text-box>
        </draw:frame>
        <draw:frame draw:style-name="gr169" draw:text-style-name="P7" draw:layer="layout" svg:width="4.663cm" svg:height="0.39cm" svg:x="10.16cm" svg:y="24.405cm">
          <draw:text-box>
            <text:p text:style-name="P3"><text:span text:style-name="T4">4.6.Visualizar Dados Estatísticos</text:span></text:p>
          </draw:text-box>
        </draw:frame>
        <draw:frame draw:style-name="gr170" draw:text-style-name="P7" draw:layer="layout" svg:width="0.828cm" svg:height="0.39cm" svg:x="2.91cm" svg:y="24.987cm">
          <draw:text-box>
            <text:p text:style-name="P3"><text:span text:style-name="T4">[R11]</text:span></text:p>
          </draw:text-box>
        </draw:frame>
        <draw:frame draw:style-name="gr171" draw:text-style-name="P7" draw:layer="layout" svg:width="3.312cm" svg:height="0.39cm" svg:x="10.16cm" svg:y="24.987cm">
          <draw:text-box>
            <text:p text:style-name="P3"><text:span text:style-name="T4">4.7.Agendar Chamadas</text:span></text:p>
          </draw:text-box>
        </draw:frame>
        <draw:frame draw:style-name="gr34" draw:text-style-name="P7" draw:layer="layout" svg:width="1.827cm" svg:height="0.39cm" svg:x="2.544cm" svg:y="25.848cm">
          <draw:text-box>
            <text:p text:style-name="P3"><text:span text:style-name="T4">Confidencial</text:span></text:p>
          </draw:text-box>
        </draw:frame>
        <draw:frame draw:style-name="gr35" draw:text-style-name="P7" draw:layer="layout" svg:width="0.352cm" svg:height="0.352cm" svg:x="9.514cm" svg:y="25.925cm">
          <draw:text-box>
            <text:p text:style-name="P3"><text:span text:style-name="T6"></text:span></text:p>
          </draw:text-box>
        </draw:frame>
        <draw:frame draw:style-name="gr36" draw:text-style-name="P7" draw:layer="layout" svg:width="2.14cm" svg:height="0.39cm" svg:x="9.793cm" svg:y="25.855cm">
          <draw:text-box>
            <text:p text:style-name="P3"><text:span text:style-name="T4">FAPESP, 2012</text:span></text:p>
          </draw:text-box>
        </draw:frame>
        <draw:frame draw:style-name="gr37" draw:text-style-name="P7" draw:layer="layout" svg:width="1.23cm" svg:height="0.39cm" svg:x="17.674cm" svg:y="25.848cm">
          <draw:text-box>
            <text:p text:style-name="P3"><text:span text:style-name="T4">Página 7</text:span></text:p>
          </draw:text-box>
        </draw:frame>
      </draw:page>
      <draw:page draw:name="page8" draw:style-name="dp1" draw:master-page-name="master-page28">
        <draw:polygon draw:style-name="gr10" draw:text-style-name="P2" draw:layer="layout" svg:width="11.258cm" svg:height="0.017cm" svg:x="2.331cm" svg:y="1.27cm" svg:viewBox="0 0 11259 18" draw:points="0,0 11259,0 11259,18 0,18">
          <text:p/>
        </draw:polygon>
        <draw:polygon draw:style-name="gr10" draw:text-style-name="P2" draw:layer="layout" svg:width="5.644cm" svg:height="0.017cm" svg:x="13.589cm" svg:y="1.27cm" svg:viewBox="0 0 5645 18" draw:points="0,0 5645,0 5645,18 0,18">
          <text:p/>
        </draw:polygon>
        <draw:polygon draw:style-name="gr10" draw:text-style-name="P2" draw:layer="layout" svg:width="11.24cm" svg:height="0.018cm" svg:x="2.349cm" svg:y="1.781cm" svg:viewBox="0 0 11241 19" draw:points="0,0 11241,0 11241,19 0,19">
          <text:p/>
        </draw:polygon>
        <draw:polygon draw:style-name="gr10" draw:text-style-name="P2" draw:layer="layout" svg:width="5.626cm" svg:height="0.018cm" svg:x="13.589cm" svg:y="1.781cm" svg:viewBox="0 0 5627 19" draw:points="0,0 5627,0 5627,19 0,19">
          <text:p/>
        </draw:polygon>
        <draw:polygon draw:style-name="gr10" draw:text-style-name="P2" draw:layer="layout" svg:width="11.24cm" svg:height="0.018cm" svg:x="2.349cm" svg:y="2.222cm" svg:viewBox="0 0 11241 19" draw:points="0,0 11241,0 11241,19 0,19">
          <text:p/>
        </draw:polygon>
        <draw:polygon draw:style-name="gr10" draw:text-style-name="P2" draw:layer="layout" svg:width="5.626cm" svg:height="0.018cm" svg:x="13.589cm" svg:y="2.222cm" svg:viewBox="0 0 5627 19" draw:points="0,0 5627,0 5627,19 0,19">
          <text:p/>
        </draw:polygon>
        <draw:polygon draw:style-name="gr10" draw:text-style-name="P2" draw:layer="layout" svg:width="16.902cm" svg:height="0.018cm" svg:x="2.331cm" svg:y="2.663cm" svg:viewBox="0 0 16903 19" draw:points="0,0 16903,0 16903,19 0,19">
          <text:p/>
        </draw:polygon>
        <draw:polygon draw:style-name="gr10" draw:text-style-name="P2" draw:layer="layout" svg:width="0.018cm" svg:height="0.511cm" svg:x="2.331cm" svg:y="1.27cm" svg:viewBox="0 0 19 512" draw:points="0,0 0,512 19,512 19,0">
          <text:p/>
        </draw:polygon>
        <draw:polygon draw:style-name="gr10" draw:text-style-name="P2" draw:layer="layout" svg:width="0.018cm" svg:height="0.441cm" svg:x="2.331cm" svg:y="1.781cm" svg:viewBox="0 0 19 442" draw:points="0,0 0,442 19,442 19,0">
          <text:p/>
        </draw:polygon>
        <draw:polygon draw:style-name="gr10" draw:text-style-name="P2" draw:layer="layout" svg:width="0.018cm" svg:height="0.459cm" svg:x="2.331cm" svg:y="2.222cm" svg:viewBox="0 0 19 460" draw:points="0,0 0,460 19,460 19,0">
          <text:p/>
        </draw:polygon>
        <draw:polygon draw:style-name="gr10" draw:text-style-name="P2" draw:layer="layout" svg:width="0.018cm" svg:height="0.494cm" svg:x="13.581cm" svg:y="1.287cm" svg:viewBox="0 0 19 495" draw:points="0,0 0,495 19,495 19,0">
          <text:p/>
        </draw:polygon>
        <draw:polygon draw:style-name="gr10" draw:text-style-name="P2" draw:layer="layout" svg:width="0.018cm" svg:height="0.441cm" svg:x="13.581cm" svg:y="1.781cm" svg:viewBox="0 0 19 442" draw:points="0,0 0,442 19,442 19,0">
          <text:p/>
        </draw:polygon>
        <draw:polygon draw:style-name="gr10" draw:text-style-name="P2" draw:layer="layout" svg:width="0.018cm" svg:height="0.511cm" svg:x="19.215cm" svg:y="1.27cm" svg:viewBox="0 0 19 512" draw:points="0,0 0,512 19,512 19,0">
          <text:p/>
        </draw:polygon>
        <draw:polygon draw:style-name="gr10" draw:text-style-name="P2" draw:layer="layout" svg:width="0.018cm" svg:height="0.441cm" svg:x="19.215cm" svg:y="1.781cm" svg:viewBox="0 0 19 442" draw:points="0,0 0,442 19,442 19,0">
          <text:p/>
        </draw:polygon>
        <draw:polygon draw:style-name="gr10" draw:text-style-name="P2" draw:layer="layout" svg:width="0.018cm" svg:height="0.459cm" svg:x="19.215cm" svg:y="2.222cm" svg:viewBox="0 0 19 460" draw:points="0,0 0,460 19,460 19,0">
          <text:p/>
        </draw:polygon>
        <draw:frame draw:style-name="gr39" draw:text-style-name="P7" draw:layer="layout" svg:width="1.67cm" svg:height="0.39cm" svg:x="2.533cm" svg:y="1.319cm">
          <draw:text-box>
            <text:p text:style-name="P3"><text:span text:style-name="T4">TIDIA - Ae</text:span></text:p>
          </draw:text-box>
        </draw:frame>
        <draw:frame draw:style-name="gr12" draw:text-style-name="P7" draw:layer="layout" svg:width="2.699cm" svg:height="0.39cm" svg:x="13.783cm" svg:y="1.39cm">
          <draw:text-box>
            <text:p text:style-name="P3"><text:span text:style-name="T4"><text:s text:c="2"/></text:span><text:span text:style-name="T4">Versão: <text:s text:c="10"/>1.2</text:span></text:p>
          </draw:text-box>
        </draw:frame>
        <draw:frame draw:style-name="gr13" draw:text-style-name="P7" draw:layer="layout" svg:width="5.747cm" svg:height="0.39cm" svg:x="2.533cm" svg:y="1.831cm">
          <draw:text-box>
            <text:p text:style-name="P3"><text:span text:style-name="T4">Especificação de Requisitos de Software</text:span></text:p>
          </draw:text-box>
        </draw:frame>
        <draw:frame draw:style-name="gr40" draw:text-style-name="P7" draw:layer="layout" svg:width="2.546cm" svg:height="0.39cm" svg:x="13.783cm" svg:y="1.831cm">
          <draw:text-box>
            <text:p text:style-name="P3"><text:span text:style-name="T4"><text:s text:c="2"/></text:span><text:span text:style-name="T4">Data: 29/Ago/06</text:span></text:p>
          </draw:text-box>
        </draw:frame>
        <draw:polygon draw:style-name="gr10" draw:text-style-name="P2" draw:layer="layout" svg:width="7.257cm" svg:height="0.018cm" svg:x="2.776cm" svg:y="3.104cm" svg:viewBox="0 0 7258 19" draw:points="0,0 7258,0 7258,19 0,19">
          <text:p/>
        </draw:polygon>
        <draw:polygon draw:style-name="gr10" draw:text-style-name="P2" draw:layer="layout" svg:width="8.265cm" svg:height="0.018cm" svg:x="10.033cm" svg:y="3.104cm" svg:viewBox="0 0 8266 19" draw:points="0,0 8266,0 8266,19 0,19">
          <text:p/>
        </draw:polygon>
        <draw:polygon draw:style-name="gr10" draw:text-style-name="P2" draw:layer="layout" svg:width="7.239cm" svg:height="0.018cm" svg:x="2.794cm" svg:y="3.686cm" svg:viewBox="0 0 7240 19" draw:points="0,0 7240,0 7240,19 0,19">
          <text:p/>
        </draw:polygon>
        <draw:polygon draw:style-name="gr10" draw:text-style-name="P2" draw:layer="layout" svg:width="8.247cm" svg:height="0.018cm" svg:x="10.033cm" svg:y="3.686cm" svg:viewBox="0 0 8248 19" draw:points="0,0 8248,0 8248,19 0,19">
          <text:p/>
        </draw:polygon>
        <draw:polygon draw:style-name="gr10" draw:text-style-name="P2" draw:layer="layout" svg:width="7.239cm" svg:height="0.018cm" svg:x="2.794cm" svg:y="4.268cm" svg:viewBox="0 0 7240 19" draw:points="0,0 7240,0 7240,19 0,19">
          <text:p/>
        </draw:polygon>
        <draw:polygon draw:style-name="gr10" draw:text-style-name="P2" draw:layer="layout" svg:width="8.247cm" svg:height="0.018cm" svg:x="10.033cm" svg:y="4.268cm" svg:viewBox="0 0 8248 19" draw:points="0,0 8248,0 8248,19 0,19">
          <text:p/>
        </draw:polygon>
        <draw:polygon draw:style-name="gr10" draw:text-style-name="P2" draw:layer="layout" svg:width="7.239cm" svg:height="0.018cm" svg:x="2.794cm" svg:y="4.85cm" svg:viewBox="0 0 7240 19" draw:points="0,0 7240,0 7240,19 0,19">
          <text:p/>
        </draw:polygon>
        <draw:polygon draw:style-name="gr10" draw:text-style-name="P2" draw:layer="layout" svg:width="8.247cm" svg:height="0.018cm" svg:x="10.033cm" svg:y="4.85cm" svg:viewBox="0 0 8248 19" draw:points="0,0 8248,0 8248,19 0,19">
          <text:p/>
        </draw:polygon>
        <draw:polygon draw:style-name="gr10" draw:text-style-name="P2" draw:layer="layout" svg:width="7.257cm" svg:height="0.018cm" svg:x="2.776cm" svg:y="5.432cm" svg:viewBox="0 0 7258 19" draw:points="0,0 7258,0 7258,19 0,19">
          <text:p/>
        </draw:polygon>
        <draw:polygon draw:style-name="gr10" draw:text-style-name="P2" draw:layer="layout" svg:width="8.265cm" svg:height="0.018cm" svg:x="10.033cm" svg:y="5.432cm" svg:viewBox="0 0 8266 19" draw:points="0,0 8266,0 8266,19 0,19">
          <text:p/>
        </draw:polygon>
        <draw:polygon draw:style-name="gr10" draw:text-style-name="P2" draw:layer="layout" svg:width="0.018cm" svg:height="0.582cm" svg:x="2.776cm" svg:y="3.104cm" svg:viewBox="0 0 19 583" draw:points="0,0 0,583 19,583 19,0">
          <text:p/>
        </draw:polygon>
        <draw:polygon draw:style-name="gr10" draw:text-style-name="P2" draw:layer="layout" svg:width="0.018cm" svg:height="0.582cm" svg:x="2.776cm" svg:y="3.686cm" svg:viewBox="0 0 19 583" draw:points="0,0 0,583 19,583 19,0">
          <text:p/>
        </draw:polygon>
        <draw:polygon draw:style-name="gr10" draw:text-style-name="P2" draw:layer="layout" svg:width="0.018cm" svg:height="0.582cm" svg:x="2.776cm" svg:y="4.268cm" svg:viewBox="0 0 19 583" draw:points="0,0 0,583 19,583 19,0">
          <text:p/>
        </draw:polygon>
        <draw:polygon draw:style-name="gr10" draw:text-style-name="P2" draw:layer="layout" svg:width="0.018cm" svg:height="0.6cm" svg:x="2.776cm" svg:y="4.85cm" svg:viewBox="0 0 19 601" draw:points="0,0 0,601 19,601 19,0">
          <text:p/>
        </draw:polygon>
        <draw:polygon draw:style-name="gr10" draw:text-style-name="P2" draw:layer="layout" svg:width="0.018cm" svg:height="0.564cm" svg:x="10.025cm" svg:y="3.122cm" svg:viewBox="0 0 19 565" draw:points="0,0 0,565 19,565 19,0">
          <text:p/>
        </draw:polygon>
        <draw:polygon draw:style-name="gr10" draw:text-style-name="P2" draw:layer="layout" svg:width="0.018cm" svg:height="0.582cm" svg:x="10.025cm" svg:y="3.686cm" svg:viewBox="0 0 19 583" draw:points="0,0 0,583 19,583 19,0">
          <text:p/>
        </draw:polygon>
        <draw:polygon draw:style-name="gr10" draw:text-style-name="P2" draw:layer="layout" svg:width="0.018cm" svg:height="0.582cm" svg:x="10.025cm" svg:y="4.268cm" svg:viewBox="0 0 19 583" draw:points="0,0 0,583 19,583 19,0">
          <text:p/>
        </draw:polygon>
        <draw:polygon draw:style-name="gr10" draw:text-style-name="P2" draw:layer="layout" svg:width="0.018cm" svg:height="0.582cm" svg:x="10.025cm" svg:y="4.85cm" svg:viewBox="0 0 19 583" draw:points="0,0 0,583 19,583 19,0">
          <text:p/>
        </draw:polygon>
        <draw:polygon draw:style-name="gr10" draw:text-style-name="P2" draw:layer="layout" svg:width="0.018cm" svg:height="0.582cm" svg:x="18.28cm" svg:y="3.104cm" svg:viewBox="0 0 19 583" draw:points="0,0 0,583 19,583 19,0">
          <text:p/>
        </draw:polygon>
        <draw:polygon draw:style-name="gr10" draw:text-style-name="P2" draw:layer="layout" svg:width="0.018cm" svg:height="0.582cm" svg:x="18.28cm" svg:y="3.686cm" svg:viewBox="0 0 19 583" draw:points="0,0 0,583 19,583 19,0">
          <text:p/>
        </draw:polygon>
        <draw:polygon draw:style-name="gr10" draw:text-style-name="P2" draw:layer="layout" svg:width="0.018cm" svg:height="0.582cm" svg:x="18.28cm" svg:y="4.268cm" svg:viewBox="0 0 19 583" draw:points="0,0 0,583 19,583 19,0">
          <text:p/>
        </draw:polygon>
        <draw:polygon draw:style-name="gr10" draw:text-style-name="P2" draw:layer="layout" svg:width="0.018cm" svg:height="0.6cm" svg:x="18.28cm" svg:y="4.85cm" svg:viewBox="0 0 19 601" draw:points="0,0 0,601 19,601 19,0">
          <text:p/>
        </draw:polygon>
        <draw:frame draw:style-name="gr15" draw:text-style-name="P7" draw:layer="layout" svg:width="4.168cm" svg:height="0.39cm" svg:x="2.533cm" svg:y="2.272cm">
          <draw:text-box>
            <text:p text:style-name="P3"><text:span text:style-name="T4">Ferramenta Lista de Presença</text:span></text:p>
          </draw:text-box>
        </draw:frame>
        <draw:frame draw:style-name="gr170" draw:text-style-name="P7" draw:layer="layout" svg:width="0.828cm" svg:height="0.39cm" svg:x="2.91cm" svg:y="3.295cm">
          <draw:text-box>
            <text:p text:style-name="P3"><text:span text:style-name="T4">[R12]</text:span></text:p>
          </draw:text-box>
        </draw:frame>
        <draw:frame draw:style-name="gr172" draw:text-style-name="P7" draw:layer="layout" svg:width="3.609cm" svg:height="0.39cm" svg:x="10.16cm" svg:y="3.295cm">
          <draw:text-box>
            <text:p text:style-name="P3"><text:span text:style-name="T4">4.8.Alterar Agendamento</text:span></text:p>
          </draw:text-box>
        </draw:frame>
        <draw:frame draw:style-name="gr164" draw:text-style-name="P7" draw:layer="layout" svg:width="0.65cm" svg:height="0.39cm" svg:x="2.91cm" svg:y="3.877cm">
          <draw:text-box>
            <text:p text:style-name="P3"><text:span text:style-name="T4">[R9]</text:span></text:p>
          </draw:text-box>
        </draw:frame>
        <draw:frame draw:style-name="gr173" draw:text-style-name="P7" draw:layer="layout" svg:width="4.739cm" svg:height="0.39cm" svg:x="10.16cm" svg:y="3.877cm">
          <draw:text-box>
            <text:p text:style-name="P3"><text:span text:style-name="T4">4.9.Executar Chamada Agendada</text:span></text:p>
          </draw:text-box>
        </draw:frame>
        <draw:frame draw:style-name="gr170" draw:text-style-name="P7" draw:layer="layout" svg:width="0.828cm" svg:height="0.39cm" svg:x="2.91cm" svg:y="4.459cm">
          <draw:text-box>
            <text:p text:style-name="P3"><text:span text:style-name="T4">[R11]</text:span></text:p>
          </draw:text-box>
        </draw:frame>
        <draw:frame draw:style-name="gr174" draw:text-style-name="P7" draw:layer="layout" svg:width="5.531cm" svg:height="0.39cm" svg:x="10.16cm" svg:y="4.459cm">
          <draw:text-box>
            <text:p text:style-name="P3"><text:span text:style-name="T4">4.10.Justificar Chamada não executada</text:span></text:p>
          </draw:text-box>
        </draw:frame>
        <draw:frame draw:style-name="gr175" draw:text-style-name="P7" draw:layer="layout" svg:width="1.742cm" svg:height="0.39cm" svg:x="2.91cm" svg:y="5.041cm">
          <draw:text-box>
            <text:p text:style-name="P3"><text:span text:style-name="T4">[R10] [R13]</text:span></text:p>
          </draw:text-box>
        </draw:frame>
        <draw:frame draw:style-name="gr176" draw:text-style-name="P7" draw:layer="layout" svg:width="6.238cm" svg:height="0.39cm" svg:x="10.16cm" svg:y="5.041cm">
          <draw:text-box>
            <text:p text:style-name="P3"><text:span text:style-name="T4">4.11.Configurar Dados da Lista de Presença</text:span></text:p>
          </draw:text-box>
        </draw:frame>
        <draw:frame draw:style-name="gr9" draw:text-style-name="P7" draw:layer="layout" svg:width="0.352cm" svg:height="0.39cm" svg:x="3.814cm" svg:y="6.187cm">
          <draw:text-box>
            <text:p text:style-name="P3"><text:span text:style-name="T4"><text:s/></text:span></text:p>
          </draw:text-box>
        </draw:frame>
        <draw:frame draw:style-name="gr34" draw:text-style-name="P7" draw:layer="layout" svg:width="1.827cm" svg:height="0.39cm" svg:x="2.544cm" svg:y="25.848cm">
          <draw:text-box>
            <text:p text:style-name="P3"><text:span text:style-name="T4">Confidencial</text:span></text:p>
          </draw:text-box>
        </draw:frame>
        <draw:frame draw:style-name="gr35" draw:text-style-name="P7" draw:layer="layout" svg:width="0.352cm" svg:height="0.352cm" svg:x="9.514cm" svg:y="25.925cm">
          <draw:text-box>
            <text:p text:style-name="P3"><text:span text:style-name="T6"></text:span></text:p>
          </draw:text-box>
        </draw:frame>
        <draw:frame draw:style-name="gr36" draw:text-style-name="P7" draw:layer="layout" svg:width="2.14cm" svg:height="0.39cm" svg:x="9.793cm" svg:y="25.855cm">
          <draw:text-box>
            <text:p text:style-name="P3"><text:span text:style-name="T4">FAPESP, 2012</text:span></text:p>
          </draw:text-box>
        </draw:frame>
        <draw:frame draw:style-name="gr37" draw:text-style-name="P7" draw:layer="layout" svg:width="1.23cm" svg:height="0.39cm" svg:x="17.674cm" svg:y="25.848cm">
          <draw:text-box>
            <text:p text:style-name="P3"><text:span text:style-name="T4">Página 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ymbol" svg:font-family="Symbo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2.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22T14:52:08.146496185</dc:date>
    <meta:editing-duration>PT12M34S</meta:editing-duration>
    <meta:editing-cycles>4</meta:editing-cycles>
    <meta:generator>LibreOffice/6.0.7.3$Linux_X86_64 LibreOffice_project/00m0$Build-3</meta:generator>
    <meta:document-statistic meta:object-count="505"/>
  </office:meta>
</office:document-meta>
</file>